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Geneva,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329bda" officeooo:paragraph-rsid="00329bda"/>
    </style:style>
    <style:style style:name="P2" style:family="paragraph" style:parent-style-name="Standard">
      <style:text-properties officeooo:rsid="0033f61a" officeooo:paragraph-rsid="0033f61a"/>
    </style:style>
    <style:style style:name="P3" style:family="paragraph" style:parent-style-name="Standard">
      <style:text-properties officeooo:rsid="0033f61a" officeooo:paragraph-rsid="0034877d"/>
    </style:style>
    <style:style style:name="P4" style:family="paragraph" style:parent-style-name="Standard">
      <style:text-properties officeooo:rsid="0034877d" officeooo:paragraph-rsid="0034877d"/>
    </style:style>
    <style:style style:name="P5" style:family="paragraph" style:parent-style-name="Standard">
      <style:text-properties fo:color="#6a6f74" fo:font-weight="normal" officeooo:rsid="00329bda" officeooo:paragraph-rsid="00329bda" fo:background-color="#f0f0ec" style:font-weight-asian="normal" style:font-weight-complex="normal" fo:padding="0cm" fo:border="none"/>
    </style:style>
    <style:style style:name="P6" style:family="paragraph" style:parent-style-name="Standard">
      <style:text-properties fo:font-variant="normal" fo:text-transform="none" fo:color="#767676" fo:font-style="normal" officeooo:rsid="0034877d" officeooo:paragraph-rsid="0034877d" fo:padding="0cm" fo:border="none"/>
    </style:style>
    <style:style style:name="P7" style:family="paragraph" style:parent-style-name="Standard">
      <style:text-properties officeooo:rsid="0034dfaa" officeooo:paragraph-rsid="0034dfaa"/>
    </style:style>
    <style:style style:name="P8" style:family="paragraph" style:parent-style-name="Standard">
      <style:text-properties fo:font-weight="bold" officeooo:rsid="0034dfaa" officeooo:paragraph-rsid="0034dfaa" style:font-weight-asian="bold" style:font-weight-complex="bold"/>
    </style:style>
    <style:style style:name="P9" style:family="paragraph" style:parent-style-name="Standard">
      <style:text-properties fo:font-weight="bold" officeooo:rsid="0034e1f2" officeooo:paragraph-rsid="0034e1f2" style:font-weight-asian="bold" style:font-weight-complex="bold"/>
    </style:style>
    <style:style style:name="P10" style:family="paragraph" style:parent-style-name="Standard">
      <style:text-properties officeooo:rsid="0034e1f2" officeooo:paragraph-rsid="0034e1f2"/>
    </style:style>
    <style:style style:name="P11" style:family="paragraph" style:parent-style-name="Standard">
      <style:paragraph-properties fo:margin-top="0cm" fo:margin-bottom="0cm" style:contextual-spacing="false" fo:padding="0cm" fo:border="none"/>
      <style:text-properties fo:font-weight="bold" officeooo:rsid="00169d25" officeooo:paragraph-rsid="00169d25" style:font-weight-asian="bold" style:font-weight-complex="bold"/>
    </style:style>
    <style:style style:name="P12" style:family="paragraph" style:parent-style-name="Standard">
      <style:paragraph-properties fo:margin-top="0cm" fo:margin-bottom="0cm" style:contextual-spacing="false" fo:padding="0cm" fo:border="none"/>
      <style:text-properties fo:font-weight="bold" officeooo:rsid="00181c80" officeooo:paragraph-rsid="001bf57e" style:font-weight-asian="bold" style:font-weight-complex="bold"/>
    </style:style>
    <style:style style:name="P13" style:family="paragraph" style:parent-style-name="Standard">
      <style:paragraph-properties fo:margin-top="0cm" fo:margin-bottom="0cm" style:contextual-spacing="false" fo:padding="0cm" fo:border="none"/>
      <style:text-properties fo:font-weight="bold" officeooo:rsid="001bf57e" officeooo:paragraph-rsid="001bf57e" style:font-weight-asian="bold" style:font-weight-complex="bold"/>
    </style:style>
    <style:style style:name="P14" style:family="paragraph" style:parent-style-name="Standard">
      <style:paragraph-properties fo:margin-top="0cm" fo:margin-bottom="0cm" style:contextual-spacing="false" fo:padding="0cm" fo:border="none"/>
      <style:text-properties fo:font-weight="bold" officeooo:rsid="001c477f" officeooo:paragraph-rsid="001c477f" style:font-weight-asian="bold" style:font-weight-complex="bold"/>
    </style:style>
    <style:style style:name="P15" style:family="paragraph" style:parent-style-name="Standard">
      <style:paragraph-properties fo:margin-top="0cm" fo:margin-bottom="0cm" style:contextual-spacing="false" fo:padding="0cm" fo:border="none"/>
      <style:text-properties fo:font-weight="bold" officeooo:rsid="001f9539" officeooo:paragraph-rsid="001f9539" style:font-weight-asian="bold" style:font-weight-complex="bold"/>
    </style:style>
    <style:style style:name="P16" style:family="paragraph" style:parent-style-name="Standard">
      <style:paragraph-properties fo:margin-top="0cm" fo:margin-bottom="0cm" style:contextual-spacing="false" fo:padding="0cm" fo:border="none"/>
      <style:text-properties fo:font-weight="bold" officeooo:rsid="0027ee26" officeooo:paragraph-rsid="0027ee26" style:font-weight-asian="bold" style:font-weight-complex="bold"/>
    </style:style>
    <style:style style:name="P17" style:family="paragraph" style:parent-style-name="Standard">
      <style:paragraph-properties fo:margin-top="0cm" fo:margin-bottom="0cm" style:contextual-spacing="false" fo:padding="0cm" fo:border="none"/>
      <style:text-properties fo:font-weight="bold" officeooo:rsid="00285e23" officeooo:paragraph-rsid="00285e23" style:font-weight-asian="bold" style:font-weight-complex="bold"/>
    </style:style>
    <style:style style:name="P18" style:family="paragraph" style:parent-style-name="Standard">
      <style:paragraph-properties fo:margin-top="0cm" fo:margin-bottom="0cm" style:contextual-spacing="false" fo:padding="0cm" fo:border="none"/>
      <style:text-properties fo:font-weight="bold" officeooo:rsid="0028e6cd" officeooo:paragraph-rsid="0028e6cd" style:font-weight-asian="bold" style:font-weight-complex="bold"/>
    </style:style>
    <style:style style:name="P19" style:family="paragraph" style:parent-style-name="Standard">
      <style:paragraph-properties fo:margin-top="0cm" fo:margin-bottom="0cm" style:contextual-spacing="false" fo:padding="0cm" fo:border="none"/>
      <style:text-properties fo:font-weight="bold" officeooo:rsid="0029b113" officeooo:paragraph-rsid="0029b113" style:font-weight-asian="bold" style:font-weight-complex="bold"/>
    </style:style>
    <style:style style:name="P20" style:family="paragraph" style:parent-style-name="Standard">
      <style:paragraph-properties fo:margin-top="0cm" fo:margin-bottom="0cm" style:contextual-spacing="false" fo:padding="0cm" fo:border="none"/>
      <style:text-properties fo:font-weight="bold" officeooo:rsid="002b4a66" officeooo:paragraph-rsid="002b4a66" style:font-weight-asian="bold" style:font-weight-complex="bold"/>
    </style:style>
    <style:style style:name="P21" style:family="paragraph" style:parent-style-name="Standard">
      <style:paragraph-properties fo:margin-top="0cm" fo:margin-bottom="0cm" style:contextual-spacing="false" fo:padding="0cm" fo:border="none"/>
      <style:text-properties fo:font-weight="bold" officeooo:rsid="002ea0ce" officeooo:paragraph-rsid="002ea0ce" style:font-weight-asian="bold" style:font-weight-complex="bold"/>
    </style:style>
    <style:style style:name="P22" style:family="paragraph" style:parent-style-name="Standard">
      <style:paragraph-properties fo:margin-top="0cm" fo:margin-bottom="0cm" style:contextual-spacing="false" fo:padding="0cm" fo:border="none"/>
      <style:text-properties officeooo:rsid="00169d25" officeooo:paragraph-rsid="00169d25"/>
    </style:style>
    <style:style style:name="P23" style:family="paragraph" style:parent-style-name="Standard">
      <style:paragraph-properties fo:margin-top="0cm" fo:margin-bottom="0cm" style:contextual-spacing="false" fo:padding="0cm" fo:border="none"/>
      <style:text-properties officeooo:rsid="00181c80" officeooo:paragraph-rsid="00181c80"/>
    </style:style>
    <style:style style:name="P24" style:family="paragraph" style:parent-style-name="Standard">
      <style:paragraph-properties fo:margin-top="0cm" fo:margin-bottom="0cm" style:contextual-spacing="false" fo:padding="0cm" fo:border="none"/>
      <style:text-properties officeooo:rsid="00181c80" officeooo:paragraph-rsid="001bf57e"/>
    </style:style>
    <style:style style:name="P25" style:family="paragraph" style:parent-style-name="Standard">
      <style:paragraph-properties fo:margin-top="0cm" fo:margin-bottom="0cm" style:contextual-spacing="false" fo:padding="0cm" fo:border="none"/>
      <style:text-properties officeooo:rsid="001bf57e" officeooo:paragraph-rsid="001bf57e"/>
    </style:style>
    <style:style style:name="P26" style:family="paragraph" style:parent-style-name="Standard">
      <style:paragraph-properties fo:margin-top="0cm" fo:margin-bottom="0cm" style:contextual-spacing="false" fo:padding="0cm" fo:border="none"/>
      <style:text-properties officeooo:rsid="001c477f" officeooo:paragraph-rsid="001c477f"/>
    </style:style>
    <style:style style:name="P27" style:family="paragraph" style:parent-style-name="Standard">
      <style:paragraph-properties fo:margin-top="0cm" fo:margin-bottom="0cm" style:contextual-spacing="false" fo:padding="0cm" fo:border="none"/>
      <style:text-properties officeooo:rsid="00037103" officeooo:paragraph-rsid="001f9539"/>
    </style:style>
    <style:style style:name="P28" style:family="paragraph" style:parent-style-name="Standard">
      <style:paragraph-properties fo:margin-top="0cm" fo:margin-bottom="0cm" style:contextual-spacing="false" fo:padding="0cm" fo:border="none"/>
      <style:text-properties officeooo:rsid="001f9539" officeooo:paragraph-rsid="001f9539"/>
    </style:style>
    <style:style style:name="P29" style:family="paragraph" style:parent-style-name="Standard">
      <style:paragraph-properties fo:margin-top="0cm" fo:margin-bottom="0cm" style:contextual-spacing="false" fo:padding="0cm" fo:border="none"/>
      <style:text-properties officeooo:rsid="002119c3" officeooo:paragraph-rsid="002119c3"/>
    </style:style>
    <style:style style:name="P30" style:family="paragraph" style:parent-style-name="Standard">
      <style:paragraph-properties fo:margin-top="0cm" fo:margin-bottom="0cm" style:contextual-spacing="false" fo:padding="0cm" fo:border="none"/>
      <style:text-properties officeooo:rsid="0021f223" officeooo:paragraph-rsid="0021f223"/>
    </style:style>
    <style:style style:name="P31" style:family="paragraph" style:parent-style-name="Standard">
      <style:paragraph-properties fo:margin-top="0cm" fo:margin-bottom="0cm" style:contextual-spacing="false" fo:padding="0cm" fo:border="none"/>
      <style:text-properties officeooo:rsid="0023714f" officeooo:paragraph-rsid="0023714f"/>
    </style:style>
    <style:style style:name="P32" style:family="paragraph" style:parent-style-name="Standard">
      <style:paragraph-properties fo:margin-top="0cm" fo:margin-bottom="0cm" style:contextual-spacing="false" fo:padding="0cm" fo:border="none"/>
      <style:text-properties officeooo:rsid="0024eb06" officeooo:paragraph-rsid="0024eb06"/>
    </style:style>
    <style:style style:name="P33" style:family="paragraph" style:parent-style-name="Standard">
      <style:paragraph-properties fo:margin-top="0cm" fo:margin-bottom="0cm" style:contextual-spacing="false" fo:padding="0cm" fo:border="none"/>
      <style:text-properties officeooo:rsid="002623de" officeooo:paragraph-rsid="002623de"/>
    </style:style>
    <style:style style:name="P34" style:family="paragraph" style:parent-style-name="Standard">
      <style:paragraph-properties fo:margin-top="0cm" fo:margin-bottom="0cm" style:contextual-spacing="false" fo:padding="0cm" fo:border="none"/>
      <style:text-properties officeooo:rsid="0026d26a" officeooo:paragraph-rsid="0026d26a"/>
    </style:style>
    <style:style style:name="P35" style:family="paragraph" style:parent-style-name="Standard">
      <style:paragraph-properties fo:margin-top="0cm" fo:margin-bottom="0cm" style:contextual-spacing="false" fo:padding="0cm" fo:border="none"/>
      <style:text-properties officeooo:rsid="0026d26a" officeooo:paragraph-rsid="0027bc8d"/>
    </style:style>
    <style:style style:name="P36" style:family="paragraph" style:parent-style-name="Standard">
      <style:paragraph-properties fo:margin-top="0cm" fo:margin-bottom="0cm" style:contextual-spacing="false" fo:padding="0cm" fo:border="none"/>
      <style:text-properties officeooo:rsid="0027bc8d" officeooo:paragraph-rsid="0027bc8d"/>
    </style:style>
    <style:style style:name="P37" style:family="paragraph" style:parent-style-name="Standard">
      <style:paragraph-properties fo:margin-top="0cm" fo:margin-bottom="0cm" style:contextual-spacing="false" fo:padding="0cm" fo:border="none"/>
      <style:text-properties officeooo:rsid="0027ee26" officeooo:paragraph-rsid="0027ee26"/>
    </style:style>
    <style:style style:name="P38" style:family="paragraph" style:parent-style-name="Standard">
      <style:paragraph-properties fo:margin-top="0cm" fo:margin-bottom="0cm" style:contextual-spacing="false" fo:padding="0cm" fo:border="none"/>
      <style:text-properties officeooo:rsid="0027ee26" officeooo:paragraph-rsid="00284d02"/>
    </style:style>
    <style:style style:name="P39" style:family="paragraph" style:parent-style-name="Standard">
      <style:paragraph-properties fo:margin-top="0cm" fo:margin-bottom="0cm" style:contextual-spacing="false" fo:padding="0cm" fo:border="none"/>
      <style:text-properties officeooo:rsid="00284d02" officeooo:paragraph-rsid="00284d02"/>
    </style:style>
    <style:style style:name="P40" style:family="paragraph" style:parent-style-name="Standard">
      <style:paragraph-properties fo:margin-top="0cm" fo:margin-bottom="0cm" style:contextual-spacing="false" fo:padding="0cm" fo:border="none"/>
      <style:text-properties officeooo:rsid="00285e23" officeooo:paragraph-rsid="00285e23"/>
    </style:style>
    <style:style style:name="P41" style:family="paragraph" style:parent-style-name="Standard">
      <style:paragraph-properties fo:margin-top="0cm" fo:margin-bottom="0cm" style:contextual-spacing="false" fo:padding="0cm" fo:border="none"/>
      <style:text-properties officeooo:rsid="0028e6cd" officeooo:paragraph-rsid="0028e6cd"/>
    </style:style>
    <style:style style:name="P42" style:family="paragraph" style:parent-style-name="Standard">
      <style:paragraph-properties fo:margin-top="0cm" fo:margin-bottom="0cm" style:contextual-spacing="false" fo:padding="0cm" fo:border="none"/>
      <style:text-properties fo:font-weight="normal" officeooo:rsid="0028e6cd" officeooo:paragraph-rsid="0028e6cd" style:font-weight-asian="normal" style:font-weight-complex="normal"/>
    </style:style>
    <style:style style:name="P43" style:family="paragraph" style:parent-style-name="Standard">
      <style:paragraph-properties fo:margin-top="0cm" fo:margin-bottom="0cm" style:contextual-spacing="false" fo:padding="0cm" fo:border="none"/>
      <style:text-properties fo:font-weight="normal" officeooo:rsid="0029b113" officeooo:paragraph-rsid="0029b113" style:font-weight-asian="normal" style:font-weight-complex="normal"/>
    </style:style>
    <style:style style:name="P44" style:family="paragraph" style:parent-style-name="Standard">
      <style:paragraph-properties fo:margin-top="0cm" fo:margin-bottom="0cm" style:contextual-spacing="false" fo:padding="0cm" fo:border="none"/>
      <style:text-properties fo:font-weight="normal" officeooo:rsid="002b4a66" officeooo:paragraph-rsid="002b4a66" style:font-weight-asian="normal" style:font-weight-complex="normal"/>
    </style:style>
    <style:style style:name="P45" style:family="paragraph" style:parent-style-name="Standard">
      <style:paragraph-properties fo:margin-top="0cm" fo:margin-bottom="0cm" style:contextual-spacing="false" fo:padding="0cm" fo:border="none"/>
      <style:text-properties fo:font-weight="normal" officeooo:rsid="002ea0ce" officeooo:paragraph-rsid="002ea0ce" style:font-weight-asian="normal" style:font-weight-complex="normal"/>
    </style:style>
    <style:style style:name="P46" style:family="paragraph" style:parent-style-name="Standard">
      <style:paragraph-properties fo:margin-top="0cm" fo:margin-bottom="0cm" style:contextual-spacing="false" fo:padding="0cm" fo:border="none"/>
      <style:text-properties fo:font-weight="normal" officeooo:rsid="002fa661" officeooo:paragraph-rsid="002fa661" style:font-weight-asian="normal" style:font-weight-complex="normal"/>
    </style:style>
    <style:style style:name="P47" style:family="paragraph" style:parent-style-name="Standard">
      <style:paragraph-properties fo:margin-top="0cm" fo:margin-bottom="0cm" style:contextual-spacing="false" fo:padding="0cm" fo:border="none"/>
      <style:text-properties fo:font-weight="normal" officeooo:rsid="0031141c" officeooo:paragraph-rsid="0031141c" style:font-weight-asian="normal" style:font-weight-complex="normal"/>
    </style:style>
    <style:style style:name="P48" style:family="paragraph" style:parent-style-name="Standard">
      <style:paragraph-properties fo:margin-top="0cm" fo:margin-bottom="0cm" style:contextual-spacing="false" fo:padding="0cm" fo:border="none"/>
      <style:text-properties fo:font-weight="normal" officeooo:rsid="00329bda" officeooo:paragraph-rsid="00329bda" style:font-weight-asian="normal" style:font-weight-complex="normal"/>
    </style:style>
    <style:style style:name="P49" style:family="paragraph" style:parent-style-name="Standard">
      <style:paragraph-properties fo:margin-top="0cm" fo:margin-bottom="0cm" style:contextual-spacing="false" fo:padding="0cm" fo:border="none"/>
      <style:text-properties officeooo:paragraph-rsid="00329bda"/>
    </style:style>
    <style:style style:name="P50" style:family="paragraph" style:parent-style-name="Standard">
      <style:paragraph-properties fo:margin-top="0cm" fo:margin-bottom="0cm" style:contextual-spacing="false" fo:padding="0cm" fo:border="none"/>
      <style:text-properties officeooo:rsid="00329bda" officeooo:paragraph-rsid="00329bda"/>
    </style:style>
    <style:style style:name="P51" style:family="paragraph" style:parent-style-name="Text_20_body">
      <style:paragraph-properties fo:margin-top="0cm" fo:margin-bottom="0cm" style:contextual-spacing="false" fo:padding="0cm" fo:border="none"/>
    </style:style>
    <style:style style:name="P52" style:family="paragraph" style:parent-style-name="Heading_20_3">
      <style:paragraph-properties fo:margin-top="0cm" fo:margin-bottom="0cm" style:contextual-spacing="false" fo:padding="0cm" fo:border="none"/>
      <style:text-properties officeooo:rsid="001c477f" officeooo:paragraph-rsid="001c477f"/>
    </style:style>
    <style:style style:name="P53" style:family="paragraph" style:parent-style-name="Standard">
      <style:paragraph-properties fo:margin-left="0cm" fo:margin-right="0.476cm" fo:margin-top="0cm" fo:margin-bottom="0cm" style:contextual-spacing="false" style:line-height-at-least="0.529cm" fo:widows="1" fo:text-indent="0cm" style:auto-text-indent="false" fo:padding="0cm" fo:border="none"/>
    </style:style>
    <style:style style:name="P54" style:family="paragraph" style:parent-style-name="Standard">
      <style:text-properties fo:font-variant="normal" fo:text-transform="none" fo:color="#767676" fo:font-style="normal" fo:font-weight="normal" officeooo:rsid="0034dfaa" officeooo:paragraph-rsid="0034dfaa" style:font-weight-asian="normal" style:font-weight-complex="normal" fo:padding="0cm" fo:border="none"/>
    </style:style>
    <style:style style:name="P55" style:family="paragraph" style:parent-style-name="Standard">
      <style:text-properties officeooo:rsid="0037d724" officeooo:paragraph-rsid="0037d724"/>
    </style:style>
    <style:style style:name="P56" style:family="paragraph" style:parent-style-name="Standard">
      <style:text-properties fo:font-weight="bold" officeooo:rsid="0037d724" officeooo:paragraph-rsid="0037d724" style:font-weight-asian="bold" style:font-weight-complex="bold"/>
    </style:style>
    <style:style style:name="P57" style:family="paragraph" style:parent-style-name="Standard">
      <style:text-properties officeooo:rsid="0038df33" officeooo:paragraph-rsid="0038df33"/>
    </style:style>
    <style:style style:name="T1" style:family="text">
      <style:text-properties officeooo:rsid="001bf57e"/>
    </style:style>
    <style:style style:name="T2" style:family="text">
      <style:text-properties fo:font-variant="normal" fo:text-transform="none" fo:color="#000000" style:font-name="Times New Roman" fo:font-size="14pt" fo:letter-spacing="normal" fo:font-style="normal" fo:font-weight="normal"/>
    </style:style>
    <style:style style:name="T3" style:family="text">
      <style:text-properties fo:font-variant="normal" fo:text-transform="none" fo:color="#767676" style:font-name="Tahoma" fo:font-size="9pt" fo:letter-spacing="normal" fo:font-style="normal" fo:font-weight="normal"/>
    </style:style>
    <style:style style:name="T4" style:family="text">
      <style:text-properties fo:font-variant="normal" fo:text-transform="none" fo:color="#767676" style:font-name="Tahoma" fo:font-size="9pt" fo:letter-spacing="normal" fo:font-style="normal" style:text-underline-style="solid" style:text-underline-width="auto" style:text-underline-color="font-color" fo:font-weight="normal"/>
    </style:style>
    <style:style style:name="T5" style:family="text">
      <style:text-properties fo:font-variant="normal" fo:text-transform="none" fo:color="#767676" fo:font-style="normal" fo:padding="0cm" fo:border="none"/>
    </style:style>
    <style:style style:name="T6" style:family="text">
      <style:text-properties fo:font-variant="normal" fo:text-transform="none" fo:color="#767676" fo:font-style="normal" officeooo:rsid="0034877d" fo:padding="0cm" fo:border="none"/>
    </style:style>
    <style:style style:name="T7" style:family="text">
      <style:text-properties fo:font-variant="normal" fo:text-transform="none" fo:color="#767676" fo:font-style="normal" fo:font-weight="bold" style:font-weight-asian="bold" style:font-weight-complex="bold" fo:padding="0cm" fo:border="none"/>
    </style:style>
    <style:style style:name="T8" style:family="text">
      <style:text-properties fo:font-variant="normal" fo:text-transform="none" fo:color="#666666" style:font-name="Tahoma" fo:font-size="9.75pt" fo:letter-spacing="normal" fo:font-style="normal" fo:font-weight="normal"/>
    </style:style>
    <style:style style:name="T9" style:family="text">
      <style:text-properties fo:color="#800000" fo:font-weight="bold" fo:background-color="#ffff00" loext:char-shading-value="0"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officeooo:rsid="0027bc8d" style:font-weight-asian="bold" style:font-weight-complex="bold"/>
    </style:style>
    <style:style style:name="T12" style:family="text">
      <style:text-properties officeooo:rsid="0027bc8d"/>
    </style:style>
    <style:style style:name="T13" style:family="text">
      <style:text-properties officeooo:rsid="00284d02"/>
    </style:style>
    <style:style style:name="T14" style:family="text">
      <style:text-properties fo:font-weight="normal" style:font-weight-asian="normal" style:font-weight-complex="normal"/>
    </style:style>
    <style:style style:name="T15" style:family="text">
      <style:text-properties fo:font-weight="normal" officeooo:rsid="00329bda" style:font-weight-asian="normal" style:font-weight-complex="normal"/>
    </style:style>
    <style:style style:name="T16" style:family="text">
      <style:text-properties fo:color="#6a6f74" fo:font-weight="normal" fo:background-color="#f0f0ec" loext:char-shading-value="0" style:font-weight-asian="normal" style:font-weight-complex="normal" fo:padding="0cm" fo:border="none"/>
    </style:style>
    <style:style style:name="T17" style:family="text">
      <style:text-properties fo:color="#6a6f74" fo:font-weight="bold" fo:background-color="#f0f0ec" loext:char-shading-value="0" style:font-weight-asian="bold" style:font-weight-complex="bold" fo:padding="0cm" fo:border="none"/>
    </style:style>
  </office:automatic-styles>
  <office:body>
    <office:text text:use-soft-page-breaks="true">
      <office:forms form:automatic-focus="false" form:apply-design-mode="false">
        <form:form form:name="unnamed0"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3"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4"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5"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6"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7"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8"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9"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Java Begginner – pag 122.</text:p>
      <text:p text:style-name="P11"/>
      <text:p text:style-name="P11">Matrizes de matrizes</text:p>
      <text:p text:style-name="P22">Você tem trabalhado apenas com matrizes unidimensionais até agora, ou seja, as matrizes que usam um único índice. Porquê se você precisar as complicações do uso mais índices para acessar os elementos de uma matriz? Consideremos um exemplo c specifi. Suponha que você tem um interesse fanática no tempo, e você têm a intenção sobre o registo da temperatura a cada dia em 10 localizações geográficas distintas ao longo do ano. depois de você ter resolvido a logística de realmente a recolha desta informação, você pode usar um array de 10 elementos</text:p>
      <text:p text:style-name="P22">correspondente ao número de localizações, onde cada um destes elementos é uma matriz de 365 elementos para armazenar os valores de temperatura. Você declara essa matriz com a afirmação:</text:p>
      <text:p text:style-name="P22">flutuar [] [] = new temperatura flutuador [10] [365];</text:p>
      <text:p text:style-name="P22">Isto é chamado uma matriz bidimensional, porque tem duas dimensões - um com valores do índice de execução de 0 a 9, e o outro com os valores de índice de 0 a 364. O índice de primeiros refere-se a uma localização geográfica, e o segundo índice corresponde ao dia do ano. Isso é muito mais acessível do que uma matriz unidimensional</text:p>
      <text:p text:style-name="P22">com 3650 elementos, não é?</text:p>
      <text:p text:style-name="P22">A Figura 4-4 mostra a organização da matriz bidimensional.</text:p>
      <text:p text:style-name="P22"/>
      <text:p text:style-name="P23">Para evitar que tenha que vagueiam em torno de 10 diferentes locais armados com um termômetro, você vai gerar o temperaturas como valores aleatórios entre -10 graus e 35 graus. Isso pressupõe que você está gravando temperaturas em graus Celsius. Se preferir Fahrenheit, você poderia gerar valores de 14 graus a 95 graus para cobrir o mesmo intervalo.</text:p>
      <text:p text:style-name="P23"/>
      <text:p text:style-name="P23">public class WeatherFan{</text:p>
      <text:p text:style-name="P23"><text:tab/>public static void main(String args[]){</text:p>
      <text:p text:style-name="P23"><text:tab/><text:tab/>float[][] temperatura = new float[10][365];</text:p>
      <text:p text:style-name="P23"><text:tab/><text:tab/>//gera as temperaturas radômicas</text:p>
      <text:p text:style-name="P23"><text:tab/><text:tab/>for(int i = 0; i &lt; temperatura.length; ++i){</text:p>
      <text:p text:style-name="P23"><text:tab/><text:tab/><text:tab/>for(int j=0; j &lt; temperatura[i].length; ++j){</text:p>
      <text:p text:style-name="P23"><text:tab/><text:tab/><text:tab/><text:tab/>temperatura[i][j] = (float)(45.0 * Math.random() - 10.0);</text:p>
      <text:p text:style-name="P23"><text:tab/><text:tab/><text:tab/>}</text:p>
      <text:p text:style-name="P23"><text:tab/><text:tab/>}</text:p>
      <text:p text:style-name="P23"><text:tab/><text:tab/></text:p>
      <text:p text:style-name="P23"><text:tab/><text:tab/>//calcula a média por localização</text:p>
      <text:p text:style-name="P23"><text:tab/><text:tab/>for(int i=0;i&lt;temperatura.length;++i){</text:p>
      <text:p text:style-name="P23"><text:tab/><text:tab/><text:tab/>float average = 0.0f;</text:p>
      <text:p text:style-name="P23"><text:tab/><text:tab/><text:tab/></text:p>
      <text:p text:style-name="P23"><text:tab/><text:tab/><text:tab/>for(int j=0;j&lt;temperatura[i].length; ++j){</text:p>
      <text:p text:style-name="P23"><text:tab/><text:tab/><text:tab/><text:tab/>average += temperatura[i][j];</text:p>
      <text:p text:style-name="P23"><text:tab/><text:tab/><text:tab/>}</text:p>
      <text:p text:style-name="P23"><text:tab/><text:tab/><text:tab/></text:p>
      <text:p text:style-name="P23"><text:tab/><text:tab/><text:tab/>System.out.println("Average temperature at location "+ (i+1) +</text:p>
      <text:p text:style-name="P23"><text:tab/><text:tab/><text:tab/>" = " + average/(float)temperatura[i].length);</text:p>
      <text:p text:style-name="P23"><text:tab/><text:tab/>}</text:p>
      <text:p text:style-name="P23"><text:tab/>}</text:p>
      <text:p text:style-name="P23">}</text:p>
      <text:p text:style-name="P23"/>
      <text:p text:style-name="P23">Como Funciona</text:p>
      <text:p text:style-name="P23">Depois de declarar que a temperatura da matriz que você encher-lo com valores aleatórios utilizando nested loops. Note como</text:p>
      <text:p text:style-name="P23">temperature.length usado no circuito externo refere-se ao comprimento da dimensão primeira, 10 <text:soft-page-break/>neste caso. no</text:p>
      <text:p text:style-name="P23">loop interno você usa temperatura [i] .length para se referir ao comprimento da segunda dimensão, 365. Você pode usar</text:p>
      <text:p text:style-name="P23">qualquer valor aqui índice; temperatura [0] .length teria sido tão bom para todos os elementos, porque o</text:p>
      <text:p text:style-name="P23">comprimentos das linhas da matriz são todos o mesmo neste caso. Na próxima seção, você vai aprender como criar</text:p>
      <text:p text:style-name="P23">arrays com linhas de comprimento variável.</text:p>
      <text:p text:style-name="P23">O método Math.random () gera um valor do tipo double de 0,0 até, mas excluindo, 1,0. este valor</text:p>
      <text:p text:style-name="P23">é multiplicado por 45,0 na expressão para a temperatura, o que resulta em valores entre 0,0 e 45,0.</text:p>
      <text:p text:style-name="P23">Subtraindo 10,0 partir deste valor dá-lhe a faixa que você precisa, Ϫ 10,0-35,0.</text:p>
      <text:p text:style-name="P23">Em seguida, use um outro par de nested loops, controlada da mesma forma que a primeira, para o cálculo das médias</text:p>
      <text:p text:style-name="P23">das temperaturas armazenados. O laço externo sobre os locais e as somas loop interno toda a temperatura</text:p>
      <text:p text:style-name="P23"/>
      <text:p text:style-name="P23"/>
      <text:p text:style-name="P23"/>
      <text:p text:style-name="P12">os valores pa<text:span text:style-name="T1">ra Procura Substrings</text:span></text:p>
      <text:p text:style-name="P25">O indexOf () e lastIndexOf () métodos também vêm em versões que aceitar uma string como os primeiro argumento, que procura por esta cadeia em vez de um único personagem. Em todos os outros aspectos, eles trabalham da mesma forma como os métodos de caracteres procurando você acabou de ver. I resumir o conjunto completo de</text:p>
      <text:p text:style-name="P25">indexOf () em Tabela 4-2.</text:p>
      <text:p text:style-name="P25">TABELA 4-2: IndexOf () Métodos</text:p>
      <text:p text:style-name="P13">Método Descrição</text:p>
      <text:p text:style-name="P25">indexOf (int ch) Retorna a posição de índice da primeira ocorrência do ch carácter na cadeia</text:p>
      <text:p text:style-name="P25">para as quais o método é chamado. Se o ch personagem não ocorrer, Ϫ 1 é retornado.</text:p>
      <text:p text:style-name="P25">indexOf (int ch,</text:p>
      <text:p text:style-name="P25">int index) O mesmo que o método anterior, mas com a busca a partir de índice de posição</text:p>
      <text:p text:style-name="P25">na seqüência. Se o valor do índice é menor do que ou igual a 0, toda a cadeia é</text:p>
      <text:p text:style-name="P25">pesquisado. Se o índice é maior que ou igual ao comprimento da cadeia, 1 Ϫ é devolvido.</text:p>
      <text:p text:style-name="P25">indexOf (str String) Retorna a posição de índice da primeira ocorrência do str substring no</text:p>
      <text:p text:style-name="P25">Cadeia objeto para o qual o método é chamado. Se o str substring não</text:p>
      <text:p text:style-name="P25">ocorrer, Ϫ 1 é devolvido.</text:p>
      <text:p text:style-name="P25">indexOf (String str,</text:p>
      <text:p text:style-name="P25">int index) O mesmo que o método anterior, mas com a busca a partir de índice de posição</text:p>
      <text:p text:style-name="P25">na seqüência. Se o valor do índice é menor do que ou igual a 0, toda a cadeia é</text:p>
      <text:p text:style-name="P25">pesquisado. Se o índice é maior que ou igual ao comprimento da cadeia, 1 Ϫ é devolvido.</text:p>
      <text:p text:style-name="P25">Os quatro avors fl do método lastIndexOf () têm os mesmos parâmetros que os quatro versões do</text:p>
      <text:p text:style-name="P25">método indexOf (). A última ocorrência do caractere ou substring que se busca é devolvido pelo</text:p>
      <text:p text:style-name="P24"><text:span text:style-name="T1">método lastIndexOf (). Também porque a procura é a partir do final da cadeia, se o índice for inferior a 0, Ϫ</text:span>ra um determinado local. Antes da execução da espira interna, a média variável é declarada e inicializado, e este é utilizado para acumular a soma das temperaturas para um local na espira interna. após o loop interno tenha sido executada, você saída a temperatura média para cada local, identificando os locais</text:p>
      <text:p text:style-name="P23"/>
      <text:p text:style-name="P25">O método startsWith () que eu mencionei no início do capítulo também vem em uma versão que aceita um</text:p>
      <text:p text:style-name="P25">argumento adicional que é um deslocamento do início da string que está sendo verificado. A seleção para o</text:p>
      <text:p text:style-name="P25">seqüência de caracteres correspondente, então, começa nessa posição a posição. Se você defi nida <text:soft-page-break/>uma string como</text:p>
      <text:p text:style-name="P25">Cadeia string1 = "The Ides of March";</text:p>
      <text:p text:style-name="P25">em seguida, o string1.startsWith expressão ("Ides", 4) tem o valor verdadeiro.</text:p>
      <text:p text:style-name="P25">Eu posso mostrar o indexOf () e lastIndexOf () métodos no trabalho com textos no exemplo.</text:p>
      <text:p text:style-name="P25"/>
      <text:p text:style-name="P25"/>
      <text:p text:style-name="P23"/>
      <text:p text:style-name="P26">Pagina 153: </text:p>
      <text:p text:style-name="P26"/>
      <text:p text:style-name="P14">Strings mutáveis.</text:p>
      <text:p text:style-name="P26">Objetos String não pode ser alterado, mas você têm vindo a criar seqüências que são combinações e</text:p>
      <text:p text:style-name="P26">cátions modificadores de objetos String existente, assim como isso é feito? Java tem duas outras classes padrão que encapsular strings, a classe StringBuffer ea classe StringBuilder, e ambos StringBuffer e objectos StringBuilder pode ser alterado directamente. Cordas que podem ser alterados são referidas como mutável cordas, em contraste com objetos String que são seqüências imutáveis. Java usa objetos do StringBuffer Tipo de classe internamente para executar muitas das operações que envolvem a combinação de objetos String. Depois</text:p>
      <text:p text:style-name="P26">a cadeia necessária foi formado como um objecto StringBuf, que é então convertido para um objecto de tipo string.</text:p>
      <text:p text:style-name="P26">Você tem a opção de usar um objeto StringBuffer ou um objeto StringBuilder sempre que você precisar</text:p>
      <text:p text:style-name="P26">uma seqüência de caracteres que você pode alterar diretamente, então qual é a diferença? Em termos de operações destas duas classes</text:p>
      <text:p text:style-name="P26">fornecer, não há nenhuma diferença, mas objectos StringBuffer são seguros para uso por vários segmentos, enquanto</text:p>
      <text:p text:style-name="P26">Objetos StringBuilder não são. Você aprender sobre tópicos do capítulo 16, mas no caso de você não estiver familiarizado com</text:p>
      <text:p text:style-name="P26">o termo, tópicos são processos de execução apenas independentes dentro de um programa que pode ser executado simultaneamente.</text:p>
      <text:p text:style-name="P26">Por exemplo, um aplicativo que envolve aquisição de dados a partir de vários locais remotos poderão implementar o</text:p>
      <text:p text:style-name="P26">transferência de dados de cada local remoto como um segmento separado. Isso permitiria que estas operações relativamente lentas</text:p>
      <text:p text:style-name="P26">a executar em paralelo, dividindo o tempo do processador, de forma determinada pelo sistema operacional. Este</text:p>
      <text:p text:style-name="P26">geralmente significa que o tempo decorrido para a aquisição de todos os dados a partir dos locais remotos é muito menor do que se o</text:p>
      <text:p text:style-name="P26">operações foram executadas sequencialmente em um único segmento de execução.</text:p>
      <text:p text:style-name="P26">Claro, se threads simultâneos de acesso de execução ao mesmo objeto, há potencial para problemas.</text:p>
      <text:p text:style-name="P26">Complicações podem surgir quando um thread pode estar acessando um objeto enquanto outro está em processo de</text:p>
      <text:p text:style-name="P26">modificá-lo. Quando esse tipo de coisa é possível em sua aplicação, você deve usar a classe StringBuffer</text:p>
      <text:p text:style-name="P26">para defi ne cordas mutáveis, se você quiser evitar problemas. As operações de classe StringBuffer foram codificados</text:p>
      <text:p text:style-name="P26">para evitar erros decorrentes de acessos simultâneos por dois ou mais threads. Se você tiver certeza de que seu mutável</text:p>
      <text:p text:style-name="P26">cordas só serão acessados ​​por um único segmento de execução, então você deve usar objetos StringBuilder</text:p>
      <text:p text:style-name="P26">porque as operações sobre estes será mais rápido do que com os objetos StringBuffer.</text:p>
      <text:p text:style-name="P26">Então, quando você deve usar objetos String mutáveis em vez de String objetos imutáveis? StringBuffer</text:p>
      <text:p text:style-name="P26"><text:soft-page-break/>e objetos StringBuilder entrar em seu próprio quando você está transformando cordas com freqüência -, acrescentando:</text:p>
      <text:p text:style-name="P26">exclusão ou substituição de substrings em um string. Operações são mais rápidas e mais fácil usar objetos mutáveis. Se você</text:p>
      <text:p text:style-name="P26">tem cordas principalmente estáticas que você ocasionalmente precisa concatenar em seu aplicativo, em seguida, Corda</text:p>
      <text:p text:style-name="P26">objetos são a melhor escolha. Claro, se você quiser, você pode misturar o uso de ambas mutável e imutável na</text:p>
      <text:p text:style-name="P26">o mesmo programa.</text:p>
      <text:p text:style-name="P26">Como eu disse, a classe StringBuilder fornece o mesmo conjunto de operações como a classe StringBuffer.</text:p>
      <text:p text:style-name="P26">Eu descrever operações de cadeia mutáveis em termos da classe StringBuffer para o resto deste capítulo</text:p>
      <text:p text:style-name="P26">porque esta é sempre uma escolha segura, mas não se esqueça que todas as operações que eu discuto no contexto da</text:p>
      <text:p text:style-name="P26">StringBuffer estão disponíveis com a classe StringBuilder, que é mais rápido, mas não thread-safe.</text:p>
      <text:p text:style-name="P26"/>
      <text:p text:style-name="P26"><text:span text:style-name="T2">Sem dúvida a performance do StringBuilder em detrimento do String comum é exponencialmente melhor quando precisamos concatenar valores. Isso foi provado com a</text:span><text:span text:style-name="Strong_20_Emphasis"> Listagem 3</text:span><text:span text:style-name="T2">. Acontece que o StringBuilder é mutável, ou seja, a cada “append(valor)” que fizemos no laço concatenamos de fato um novo valor a String já existente, sem a necessidade da criação de um novo objeto em memória.</text:span><text:line-break/><text:line-break/>Leia mais em: <text:a xlink:type="simple" xlink:href="http://www.devmedia.com.br/diferencas-entre-string-stringbuilder-e-stringbuffer-em-java/29865#ixzz3bqHyh0OL">Diferenças entre String, StringBuilder e StringBuffer em Java</text:a> <text:a xlink:type="simple" xlink:href="http://www.devmedia.com.br/diferencas-entre-string-stringbuilder-e-stringbuffer-em-java/29865#ixzz3bqHyh0OL">http://www.devmedia.com.br/diferencas-entre-string-stringbuilder-e-stringbuffer-em-java/29865#ixzz3bqHyh0OL</text:a></text:p>
      <text:p text:style-name="P26"/>
      <text:h text:style-name="P52" text:outline-level="3">StringBuilder vs StringBuffer</text:h>
      <text:p text:style-name="P51">Ambos são bem mais rápidos para concatenação de valores do que a String comum e fazem exatamente a mesma função. A principal diferença é que o StringBuffer é sincronizado, enquanto que o outro não. Assim, você garante a consistência do seu código quando há diversas threads lendo ou modificando a mesma String. Para esses casos, o ideal é usar o StringBuffer.</text:p>
      <text:p text:style-name="P51"><text:line-break/><text:line-break/>Leia mais em: <text:a xlink:type="simple" xlink:href="http://www.devmedia.com.br/diferencas-entre-string-stringbuilder-e-stringbuffer-em-java/29865#ixzz3bqIKoZbs">Diferenças entre String, StringBuilder e StringBuffer em Java</text:a> <text:a xlink:type="simple" xlink:href="http://www.devmedia.com.br/diferencas-entre-string-stringbuilder-e-stringbuffer-em-java/29865#ixzz3bqIKoZbs">http://www.devmedia.com.br/diferencas-entre-string-stringbuilder-e-stringbuffer-em-java/29865#ixzz3bqIKoZbs</text:a></text:p>
      <text:p text:style-name="P51"/>
      <text:p text:style-name="P51"/>
      <text:p text:style-name="P27">Criando StringBuff er Objects</text:p>
      <text:p text:style-name="P27">Você pode criar um objeto StringBuffer que contém uma determinada seqüência de caracteres com a seguinte declaração:</text:p>
      <text:p text:style-name="P27">StringBuffer aString = new StringBuffer ("Um ponto a tempo");</text:p>
      <text:p text:style-name="P27">Este declara um objeto StringBuffer, aString, eo inicializa com a seqüência "Um ponto a tempo".</text:p>
      <text:p text:style-name="P27">Quando você está inicializando um objeto StringBuffer, você deve usar essa sintaxe, com a palavra-chave novo,</text:p>
      <text:p text:style-name="P27">o nome de classe StringBuf, e o valor entre parênteses inicialização. Você não pode apenas usar o</text:p>
      <text:p text:style-name="P27">string como o valor inicialização como você fez com objetos String. Isso ocorre porque há um pouco mais para um</text:p>
      <text:p text:style-name="P27"><text:soft-page-break/>StringBuffer objeto do que apenas a cadeia de caracteres que ela contém, inicialmente, e, claro, uma string literal é uma String objeto por defi nição.</text:p>
      <text:p text:style-name="P27">Você também pode criar um objeto StringBuffer usando uma referência armazenada em uma variável do tipo String:</text:p>
      <text:p text:style-name="P27">Frase String = "Experiência é o que você começa quando você está esperando algo mais.";</text:p>
      <text:p text:style-name="P27">Tampão StringBuffer = new StringBuffer (frase);</text:p>
      <text:p text:style-name="P27">O objecto StringBuf, tampão, contém uma cadeia que é a mesma que a encapsulado pela corda</text:p>
      <text:p text:style-name="P27">objeto, frase.</text:p>
      <text:p text:style-name="P27">Você pode apenas criar a variável StringBuffer, da mesma forma que você criou uma variável String:</text:p>
      <text:p text:style-name="P27">StringBuffer myString = null;</text:p>
      <text:p text:style-name="P27">Esta variável não se refere a nada até que você inicialize-o com uma defi nida StringBuffer objeto. Para</text:p>
      <text:p text:style-name="P27">exemplo, você poderia escrever:</text:p>
      <text:p text:style-name="P27">myString = new StringBuffer ("Muitos um mickle faz um muckle");</text:p>
      <text:p text:style-name="P27">Esta declaração cria um novo objeto StringBuffer encapsular a cadeia "Muitos um mickle faz</text:p>
      <text:p text:style-name="P27">um muckle "e armazena a referência a este objeto no myString. Você também pode inicializar uma StringBuffer</text:p>
      <text:p text:style-name="P27">variável com um objeto StringBuffer existente:</text:p>
      <text:p text:style-name="P27"/>
      <text:p text:style-name="P15">A capacidade de um er Objeto StringBuff</text:p>
      <text:p text:style-name="P28">Os objetos String que você têm vindo a utilizar cada conter uma cadeia fi xa e, quando você cria uma String</text:p>
      <text:p text:style-name="P28">objeto, a memória é alocada para acomodar no entanto muitos caracteres Unicode são na seqüência ele</text:p>
      <text:p text:style-name="P28">encapsula. Tudo é fixa assim o uso de memória não é um problema. Um objeto StringBuffer é um pouco</text:p>
      <text:p text:style-name="P28">diferente. Contém um bloco de memória de uma memória intermédia chamado, que podem ou não podem conter uma cadeia de caracteres, e se ele</text:p>
      <text:p text:style-name="P28">não, a seqüência de caracteres não precisa ocupar todo o buffer. Assim, o comprimento de uma seqüência de caracteres em um objeto StringBuffer pode</text:p>
      <text:p text:style-name="P28">ser diferente a partir do comprimento do buffer que o objecto contém. O comprimento do tampão é referido como</text:p>
      <text:p text:style-name="P28">a capacidade do objecto StringBuf.</text:p>
      <text:p text:style-name="P28">Depois de ter criado um objeto StringBuffer, você pode achar o comprimento da corda que ele contém, usando a</text:p>
      <text:p text:style-name="P28">método length () para o objeto:</text:p>
      <text:p text:style-name="P28">StringBuffer aString = new StringBuffer ("Um ponto a tempo");</text:p>
      <text:p text:style-name="P28">int theLength aString.length = ();</text:p>
      <text:p text:style-name="P28">Se o objeto aString foram defi nido como na declaração anterior, o theLength variável teria o</text:p>
      <text:p text:style-name="P28">valor 16. No entanto, a capacidade do objecto é maior, como ilustrado na Figura 4-12.</text:p>
      <text:p text:style-name="P28"/>
      <text:p text:style-name="P28">Questões : </text:p>
      <text:p text:style-name="P28"/>
      <text:p text:style-name="P28">Em Java, </text:p>
      <text:p text:style-name="P28"/>
      <text:p text:style-name="P28"><text:s text:c="2"/>a) é possível criar e manipular objetos, mas não removê-los, pois a remoção é manipulada automaticamente pelo sistema. </text:p>
      <text:p text:style-name="P28"><text:s text:c="2"/>b) classes são definidas através do uso da palavra-chave class, seguido do nome da classe, que, entre outras restrições, não pode ser iniciado por um número. </text:p>
      <text:p text:style-name="P28"><text:s text:c="2"/>c) quando uma classe é criada e não há nenhuma referência à sua superclasse, implicitamente a classe criada é derivada diretamente da classe Object. </text:p>
      <text:p text:style-name="P28"><text:soft-page-break/><text:s text:c="2"/>d) construtores da superclasse podem ser explicita- mente invocados usando a palavra-chave super. </text:p>
      <text:p text:style-name="P28"><text:s text:c="2"/><text:span text:style-name="T9">e)</text:span> todas as determinações de métodos a executar ocorrem através de ligação tardia.</text:p>
      <text:p text:style-name="P28"/>
      <text:p text:style-name="P28">TRT</text:p>
      <text:p text:style-name="P28"><text:span text:style-name="Strong_20_Emphasis"><text:span text:style-name="T3">Ano:</text:span></text:span><text:span text:style-name="T3"> 2011</text:span></text:p>
      <text:p text:style-name="P53"><text:span text:style-name="Strong_20_Emphasis"><text:span text:style-name="T3">Banca:</text:span></text:span><text:span text:style-name="T3"> FCC</text:span></text:p>
      <text:p text:style-name="P53"><text:span text:style-name="Strong_20_Emphasis"><text:span text:style-name="T3">Órgão:</text:span></text:span><text:span text:style-name="T3"> TRT - 14ª Região (RO e AC)</text:span></text:p>
      <text:p text:style-name="P53"><text:span text:style-name="Strong_20_Emphasis"><text:span text:style-name="T3">Prova:</text:span></text:span><text:span text:style-name="T3"> </text:span><text:a xlink:type="simple" xlink:href="https://www.qconcursos.com/questoes-de-concursos/provas/fcc-2011-trt-14-regiao-ro-e-ac-tecnico-judiciario-tecnologia-da-informacao"><text:span text:style-name="T4">Técnico Judiciário - Tecnologia da Informaçã</text:span></text:a></text:p>
      <text:p text:style-name="P28"/>
      <text:p text:style-name="P28">É uma API que padroniza a ligação a aplicações legadas na plataforma Java Enterprise Edition: </text:p>
      <text:p text:style-name="P28"><text:s text:c="2"/>a) JPA (Java Persistence API). </text:p>
      <text:p text:style-name="P28"><text:s text:c="2"/>b) JDBC (Java Database Connectivity). </text:p>
      <text:p text:style-name="P28"><text:s text:c="2"/><text:span text:style-name="T9">c) </text:span>JCA (Java Connector Architecture). </text:p>
      <text:p text:style-name="P28"><text:s text:c="2"/>d) JSP (Java Server Pages). </text:p>
      <text:p text:style-name="P28"><text:s text:c="2"/>e) JTA (Java Transaction API).</text:p>
      <text:p text:style-name="P28"><text:span text:style-name="Strong_20_Emphasis"><text:span text:style-name="T3">Ano:</text:span></text:span><text:span text:style-name="T3"> 2011</text:span></text:p>
      <text:p text:style-name="P53"><text:span text:style-name="Strong_20_Emphasis"><text:span text:style-name="T3">Banca:</text:span></text:span><text:span text:style-name="T3"> FCC</text:span></text:p>
      <text:p text:style-name="P53"><text:span text:style-name="Strong_20_Emphasis"><text:span text:style-name="T3">Órgão:</text:span></text:span><text:span text:style-name="T3"> TRE-RN</text:span></text:p>
      <text:p text:style-name="P53"><text:span text:style-name="Strong_20_Emphasis"><text:span text:style-name="T3">Prova:</text:span></text:span><text:span text:style-name="T3"> </text:span><text:a xlink:type="simple" xlink:href="https://www.qconcursos.com/questoes-de-concursos/provas/fcc-2011-tre-rn-programador-de-computador"><text:span text:style-name="T4">Técnico Judiciário - Programação de Sistemas</text:span></text:a></text:p>
      <text:p text:style-name="P28"/>
      <text:p text:style-name="P29">Os aplicativos Java “rodam” em diferentes ambientes. A tradução dos códigos Java (bytecode), para instruções específicas de cada sistema e dispositivo, é uma função do programa </text:p>
      <text:p text:style-name="P29"><text:s text:c="2"/>a) Java Community Process (JCP). </text:p>
      <text:p text:style-name="P29"><text:s text:c="2"/>b) Java Virtual Module (JVM). </text:p>
      <text:p text:style-name="P29"><text:s text:c="2"/><text:span text:style-name="T9">c)</text:span> Java Virtual Machine (JVM). </text:p>
      <text:p text:style-name="P29"><text:s text:c="2"/>d) Java Comunication Process (JCP). </text:p>
      <text:p text:style-name="P29"><text:s text:c="2"/>e) Java Enterprise Machine (JEM).</text:p>
      <text:p text:style-name="P29"/>
      <text:p text:style-name="P29">Ano: 2010Banca: FCCÓrgão: TCE-SPProva: Agente da Fiscalização Financeira - Informática - Suporte de Web</text:p>
      <text:p text:style-name="P29"/>
      <text:p text:style-name="P29">A plataforma Java disponibiliza um interpretador que traduz, em tempo de execução, o bytecode para instruções nativas do processador, permitindo, dessa forma, que uma mesma aplicação seja executada em qualquer plataforma computacional que possua essa implementação. Trata-se de </text:p>
      <text:p text:style-name="P29"><text:s text:c="2"/><text:span text:style-name="T9">a)</text:span> Java Virtual Machine. </text:p>
      <text:p text:style-name="P29"><text:s text:c="2"/>b) Java API. </text:p>
      <text:p text:style-name="P29"><text:s text:c="2"/>c) JavaBeans. </text:p>
      <text:p text:style-name="P29"><text:s text:c="2"/>d) J2SE. </text:p>
      <text:p text:style-name="P29"><text:s text:c="2"/>e) JavaFX.</text:p>
      <text:p text:style-name="P29"><text:span text:style-name="Strong_20_Emphasis"><text:span text:style-name="T3">ano:</text:span></text:span><text:span text:style-name="T3"> 2010</text:span></text:p>
      <text:p text:style-name="P53"><text:span text:style-name="Strong_20_Emphasis"><text:span text:style-name="T3">Banca:</text:span></text:span><text:span text:style-name="T3"> FCC</text:span></text:p>
      <text:p text:style-name="P53"><text:span text:style-name="Strong_20_Emphasis"><text:span text:style-name="T3">Órgão:</text:span></text:span><text:span text:style-name="T3"> TRT - 22ª Região (PI)</text:span></text:p>
      <text:p text:style-name="P53"><text:span text:style-name="Strong_20_Emphasis"><text:span text:style-name="T3">Prova:</text:span></text:span><text:span text:style-name="T3"> </text:span><text:a xlink:type="simple" xlink:href="https://www.qconcursos.com/questoes-de-concursos/provas/fcc-2010-trt-22-regiao-pi-tecnico-judiciario-tecnologia-da-informacao"><text:span text:style-name="T4">Técnico Judiciário - Tecnologia da Informação</text:span></text:a></text:p>
      <text:p text:style-name="P29"/>
      <text:p text:style-name="P29">Ano: 2012Banca: FCCÓrgão: TRE-CEProva: Analista Judiciário - Análise de Sistemas </text:p>
      <text:p text:style-name="P29">Resolvi errado </text:p>
      <text:p text:style-name="P29">No Java EE 5, </text:p>
      <text:p text:style-name="P29"><text:s text:c="2"/>a) um Session Bean é composto por algumas inter-faces e apenas uma classe. </text:p>
      <text:p text:style-name="P29"><text:s text:c="2"/>b) as referências são injetadas diretamente pelo Service Locator. </text:p>
      <text:p text:style-name="P29"><text:s text:c="2"/><text:span text:style-name="T9">c)</text:span> com JPA, o Entity é apenas uma classe anotada e pode ser desconectada para a camada de transporte. </text:p>
      <text:p text:style-name="P29"><text:s text:c="2"/>d) o uso de DAOs é desnecessário. </text:p>
      <text:p text:style-name="P29"><text:soft-page-break/><text:s text:c="2"/>e) o uso do XDoclet nas anotações typesafe conferem maior probabilidade de sucesso no deployment.</text:p>
      <text:p text:style-name="P29"/>
      <text:p text:style-name="P29">Comentário: </text:p>
      <text:p text:style-name="P29"><text:span text:style-name="T8">a) um Session Bean é composto por algumas inter-faces e apenas uma classe.</text:span><text:line-break/><text:span text:style-name="T8">Para desenvolver uma aplicação Java EE 5, são necessários apenas um terço dos artefatos necessários ao desenvolvimento de uma aplicação Java EE 4. Um Session Bean é composto por uma interface e uma classe (No Java EE 4, Home, Remote, Class e um deployment escriptor). O Service Locator não é mais necessário, as referencias podem ser injetadas diretamente.</text:span><text:line-break/><text:span text:style-name="T8">b) as referências são injetadas diretamente pelo Service Locator.</text:span><text:line-break/><text:span text:style-name="T8">Veja o comentário da letra a: O Service Locator não é mais necessário, as referencias podem ser injetadas diretamente.</text:span><text:line-break/><text:span text:style-name="T8">c) com JPA, o Entity é apenas uma classe anotada e pode ser desconectada para a camada de transporte.</text:span><text:line-break/><text:span text:style-name="T8">Usando CMP 2.0 são necessários: Local Home, Local, Classe, Deployment Descriptor e um Value Object. No Java EE 5, com JPA o Entity é apenas uma classe anotada e pode ser desconectada para a camada de transporte.</text:span><text:line-break/><text:span text:style-name="T8">d) o uso de DAOs é desnecessário.</text:span><text:line-break/><text:span text:style-name="T8">JPA é muito mais poderoso – o uso de DAOs pode ser bastante reduzido (menos tres classes a serem implementadas).</text:span><text:line-break/><text:span text:style-name="T8">e) o uso do XDoclet nas anotações typesafe conferem maior probabilidade de sucesso no deployment.</text:span><text:line-break/><text:span text:style-name="T8">Anotações são typesafe – sem a necessidade do XDoclet, e muito mais probabilidade de sucesso no deployment.</text:span><text:line-break/><text:line-break/><text:span text:style-name="T8">Referência:</text:span><text:line-break/><text:span text:style-name="T8">[1] </text:span><text:a xlink:type="simple" xlink:href="http://www.urubatan.com.br/java-ee-5-x-java-ee-4/">http://www.urubatan.com.br/java-ee-5-x-java-ee-4/</text:a></text:p>
      <text:p text:style-name="P29"/>
      <text:p text:style-name="P30">Ano: 2010Banca: FCCÓrgão: AL-SPProva: Agente Legislativo de Serviços Técnicos e Administrativos - Processamento de Dados </text:p>
      <text:p text:style-name="P30">Resolvi certo </text:p>
      <text:p text:style-name="P30">Os tipos de dados primitivos em Java são </text:p>
      <text:p text:style-name="P30"><text:s text:c="2"/><text:span text:style-name="T9">a)</text:span> char, boolean, byte, short, int, long, float e double. </text:p>
      <text:p text:style-name="P30"><text:s text:c="2"/>b) char, boolean, byte, short, int, long, float, double e String. </text:p>
      <text:p text:style-name="P30"><text:s text:c="2"/>c) byte, short, int, long, float e double. </text:p>
      <text:p text:style-name="P30"><text:s text:c="2"/>d) byte, short, int, long, float, double, String e Date. </text:p>
      <text:p text:style-name="P30"><text:s text:c="2"/>e) char, boolean, byte, short, int, long, float, double, String e Date.</text:p>
      <text:p text:style-name="P30"/>
      <text:p text:style-name="P30">Ano: 2010Banca: FCCÓrgão: AL-SPProva: Agente Legislativo de Serviços Técnicos e Administrativos - Processamento de Dados </text:p>
      <text:p text:style-name="P30">Resolvi certo </text:p>
      <text:p text:style-name="P30">Métodos estáticos em Java são aqueles que </text:p>
      <text:p text:style-name="P30"><text:s text:c="2"/>a) realizam alguma tarefa que é dependente do conteúdo de algum objeto. </text:p>
      <text:p text:style-name="P30"><text:s text:c="2"/>b) não podem ser acessados diretamente pelo nome da classe a que pertencem, mas sim por meio de um objeto da classe. </text:p>
      <text:p text:style-name="P30"><text:s text:c="2"/><text:span text:style-name="T9">c)</text:span> realizam alguma tarefa que não é dependente do conteúdo de algum objeto. </text:p>
      <text:p text:style-name="P30"><text:s text:c="2"/>d) são acessados por objetos que não necessitam de ser instanciados explicitamente. </text:p>
      <text:p text:style-name="P30"><text:s text:c="2"/>e) existem em subclasses de uma herança.</text:p>
      <text:p text:style-name="P30"/>
      <text:p text:style-name="P30">Ano: 2010Banca: FCCÓrgão: TRT - 8ª Região (PA e AP)Prova: Analista Judiciário - Tecnologia da Informação </text:p>
      <text:p text:style-name="P30">Resolvi certo </text:p>
      <text:p text:style-name="P30">São tipos primitivos da linguagem Java: </text:p>
      <text:p text:style-name="P30"><text:s text:c="2"/>a) int, string, long e real. </text:p>
      <text:p text:style-name="P30"><text:s text:c="2"/>b) char, int, real e bit. </text:p>
      <text:p text:style-name="P30"><text:s text:c="2"/><text:span text:style-name="T9">c)</text:span> boolean, double, float e byte. </text:p>
      <text:p text:style-name="P30"><text:soft-page-break/><text:s text:c="2"/>d) real, short, long e char. </text:p>
      <text:p text:style-name="P30"><text:s text:c="2"/>e) string, long int, short int e float.</text:p>
      <text:p text:style-name="P30"/>
      <text:p text:style-name="P30"/>
      <text:p text:style-name="P31">Encontrar a posição de um Substring</text:p>
      <text:p text:style-name="P31">Você pode pesquisar o buffer de um objeto StringBuffer para uma dada substring chamando o método indexOf ()</text:p>
      <text:p text:style-name="P31">ou o método lastIndexOf (). A mais simples das duas versões deste método requer apenas um argumento,</text:p>
      <text:p text:style-name="P31">que é a seqüência que você está procurando, e o método retorna a posição de índice da última ocorrência de a seqüência de caracteres que você está procurando como um valor do tipo int. O método retorna Ϫ1 se o substring não foi encontrada.</text:p>
      <text:p text:style-name="P31">Por exemplo:</text:p>
      <text:p text:style-name="P31">StringBuffer frase = new StringBuffer ("um dois três quatro");</text:p>
      <text:p text:style-name="P31">posição int = phrase.lastIndexOf ("três");</text:p>
      <text:p text:style-name="P31"/>
      <text:p text:style-name="P31">O valor retornado é a posição de índice do primeiro caractere da última ocorrência de "três" na frase, 8. Lembre-se que é, o caráter primeira é a posição de índice 0. Claro que, se o argumento para o</text:p>
      <text:p text:style-name="P31">lastIndexOf () método era "t", o resultado seria o mesmo, porque os fi método NDS a última ocorrência do substring no buffer.</text:p>
      <text:p text:style-name="P31">A segunda versão do método lastIndexOf () requer um argumento adicional que es específi o índice</text:p>
      <text:p text:style-name="P31">posição no tampão, onde a busca é começar. Por exemplo:</text:p>
      <text:p text:style-name="P31">posição = phrase.lastIndexOf ("três", 8);</text:p>
      <text:p text:style-name="P31">Esta declaração pesquisa <text:s/>através da corda para o personagem primeiro da substring no índice posição 8 na frase, assim que os últimos nove caracteres (índice de valores 9-17) no buffer não são examinados. Mesmo através de "três" se estende para além posição do índice 8, ele será encontrado por esta declaração e 8 serão devolvidos.</text:p>
      <text:p text:style-name="P31">A restrição índice é sobre a busca do personagem primeiro, não a seqüência inteira.</text:p>
      <text:p text:style-name="P31">Substituindo um Substring no er Buff</text:p>
      <text:p text:style-name="P31">Você usa o método replace () para um objeto StringBuffer para substituir uma sequência contígua de caracteres</text:p>
      <text:p text:style-name="P31">com uma determinada cadeia. A seqüência de caracteres que você especificar como a substituição pode conter mais caracteres do que o</text:p>
      <text:p text:style-name="P31">subcadeia ser substituído, caso em que a cadeia é estendida conforme necessário. O método replace () requer</text:p>
      <text:p text:style-name="P31">três argumentos. O primeiro dois são do tipo int e especificar o índice início no buffer e um além</text:p>
      <text:p text:style-name="P31">o índice de extremidade da subcadeia para ser substituída. O terceiro argumento é do tipo String e é a string a ser</text:p>
      <text:p text:style-name="P31">inserido. Aqui está um exemplo de como você pode usar o método replace ():</text:p>
      <text:p text:style-name="P31"/>
      <text:p text:style-name="P31">Inserindo Strings</text:p>
      <text:p text:style-name="P31">Esse método insere uma substring no objeto StringBuffer começando na posição index. A substring é</text:p>
      <text:p text:style-name="P31">A representação de cadeia de caracteres de comprimento do str [] array, começando na posição de deslocamento.</text:p>
      <text:p text:style-name="P31">Se o valor do índice está fora do intervalo da seqüência de caracteres no objeto StringBuffer, ou o deslocamento ou comprimento</text:p>
      <text:p text:style-name="P31">valores resultam em índices ilegais para a str matriz, em seguida, uma exceção do tipo StringIndexOutOfBounds</text:p>
      <text:p text:style-name="P31">Exceção é lançada.</text:p>
      <text:p text:style-name="P31">Há uma outra versão do insert () que você pode usar para inserir um substring de uma String ou <text:soft-page-break/>StringBuffer</text:p>
      <text:p text:style-name="P31">objeto em um objeto StringBuffer. O primeiro argumento é o índice de deslocamento para a inserção; a segunda é</text:p>
      <text:p text:style-name="P31">a referência à fonte da subcadeia; o terceiro argumento é o índice para o personagem primeiro do</text:p>
      <text:p text:style-name="P31">substring; eo último argumento é o índice de um para além do último caractere na substring.</text:p>
      <text:p text:style-name="P31">NOTA Se você olhar na documentação JDK para StringBuffer, você vê parâmetros para</text:p>
      <text:p text:style-name="P31">insert () e outros métodos de tipo CharSequence. Este tipo permite uma String ou</text:p>
      <text:p text:style-name="P31">StringBuf referência a ser fornecido (bem como alguns outros tipos). I evitar discutir</text:p>
      <text:p text:style-name="P31">CharSequence ainda mais neste momento porque é erent diff de um tipo de classe e precisa</text:p>
      <text:p text:style-name="P31">uma explicação aprofundada. Eu explico isso no Capítulo 6.</text:p>
      <text:p text:style-name="P31"/>
      <text:p text:style-name="P31"/>
      <text:p text:style-name="P32">Questão 1 do cap 4</text:p>
      <text:p text:style-name="P32">Crie uma matriz de variáveis String e inicializar a matriz com os nomes dos meses de janeiro</text:p>
      <text:p text:style-name="P32">a dezembro. Cria um array contendo 12 valores decimais aleatórios entre 0,0 e 100,0. exibem o</text:p>
      <text:p text:style-name="P32">Nomes de cada mês, juntamente com o valor decimal correspondente. Calcular e exibir a média do</text:p>
      <text:p text:style-name="P32">12 valores decimais.</text:p>
      <text:p text:style-name="P32"/>
      <text:p text:style-name="P32"/>
      <text:p text:style-name="P33">Defi ning Classes</text:p>
      <text:p text:style-name="P33">O QUE VOCÊ VAI APRENDER NESTE CAPÍTULO</text:p>
      <text:p text:style-name="P33">➤ Que classe é, e como você defi ne uma classe</text:p>
      <text:p text:style-name="P33">➤ Como implementar construtores de classe</text:p>
      <text:p text:style-name="P33">➤ Como defi ne métodos de classe</text:p>
      <text:p text:style-name="P33">➤ O que a sobrecarga de método é</text:p>
      <text:p text:style-name="P33">➤ O que um método recursivo é e como funciona</text:p>
      <text:p text:style-name="P33">➤ Como criar objetos de um tipo de classe</text:p>
      <text:p text:style-name="P33">➤ O que pacotes são e como você pode criar e usá-los</text:p>
      <text:p text:style-name="P33">➤ Que atributos de acesso é e como você deve usá-los em suas definições de classe defi</text:p>
      <text:p text:style-name="P33">➤ O que aninhado classes são e como usá-los</text:p>
      <text:p text:style-name="P33">Neste capítulo, você explorar o coração da linguagem Java: classes. Classes especificar os objetos que você usa</text:p>
      <text:p text:style-name="P33">na programação orientada a objeto. Estes formam os blocos de construção básicos de qualquer programa Java, como você</text:p>
      <text:p text:style-name="P33">serra no Capítulo 1. Cada programa em Java envolve aulas porque o código para um programa podem aparecer</text:p>
      <text:p text:style-name="P33">somente dentro de uma definição de classe defi.</text:p>
      <text:p text:style-name="P33">Você explorar os detalhes de como uma definição de classe defi é colocar juntos, como criar suas próprias classes, e</text:p>
      <text:p text:style-name="P33">como usar classes para resolver os seus próprios problemas de computação. E no próximo capítulo, você constrói sobre este</text:p>
      <text:p text:style-name="P33">para ver como programação orientada a objetos ajuda a trabalhar com conjuntos de classes relacionadas.</text:p>
      <text:p text:style-name="P32"/>
      <text:p text:style-name="P33">Ano: 2010Banca: FCCÓrgão: TRE-RSProva: Analista Judiciário - Analista de Sistemas Suporte </text:p>
      <text:p text:style-name="P33">Um objeto é, na orientação a objetos, </text:p>
      <text:p text:style-name="P33"><text:s text:c="2"/>a) uma rotina de programação contida em uma classe que pode ser chamada diversas vezes possibilitando assim reuso de código de programação. </text:p>
      <text:p text:style-name="P33"><text:s text:c="2"/>b) um conjunto de atributos primitivos tipados contido em uma classe. </text:p>
      <text:p text:style-name="P33"><text:s text:c="2"/><text:span text:style-name="T10">c)</text:span> uma entidade que possui um estado e um conjunto definido de operações definidas para funcionar nesse estado. </text:p>
      <text:p text:style-name="P33"><text:s text:c="2"/>d) um elemento de uma classe que representa uma operação (a implementação de uma operação). </text:p>
      <text:p text:style-name="P33"><text:soft-page-break/><text:s text:c="2"/>e) uma porção de código que resolve um problema muito específico, parte de um problema maior.</text:p>
      <text:p text:style-name="P33"/>
      <text:p text:style-name="P33"/>
      <text:p text:style-name="P33">Ano: 2010Banca: FCCÓrgão: TRT - 8ª Região (PA e AP)Prova: Analista Judiciário - Tecnologia da Informação </text:p>
      <text:p text:style-name="P33">texto associado <text:s text:c="2"/>Texto associado </text:p>
      <text:p text:style-name="P33">Considere um sistema de controle de estoque com </text:p>
      <text:p text:style-name="P33">cadastramento de materiais e movimentação do estoque. </text:p>
      <text:p text:style-name="P33">São necessários os seguintes cálculos automáticos: controlar </text:p>
      <text:p text:style-name="P33">o saldo, o ponto de reposição e o lote econômico. O </text:p>
      <text:p text:style-name="P33">cadastro de materiais é feito pelo almoxarife (responsável) </text:p>
      <text:p text:style-name="P33">e as requisições são feitas por todos os departamentos </text:p>
      <text:p text:style-name="P33">da empresa e ficam guardadas. A cada entrega </text:p>
      <text:p text:style-name="P33">de material, o almoxarife dá baixa na requisição (atendida) </text:p>
      <text:p text:style-name="P33">e, com isso, o sistema faz todos os cálculos acima. </text:p>
      <text:p text:style-name="P33">A entrada de materiais também é feita pelo almoxarife, </text:p>
      <text:p text:style-name="P33">quando os cálculos também são realizados. Os dados </text:p>
      <text:p text:style-name="P33">calculados devem ficar guardados também e o tempo de </text:p>
      <text:p text:style-name="P33">resposta de consultas feitas no cadastro de materiais não </text:p>
      <text:p text:style-name="P33">deve exceder a 5 milissegundos (ms). </text:p>
      <text:p text:style-name="P33"/>
      <text:p text:style-name="P33">Na orientação a objeto, os dados calculados são </text:p>
      <text:p text:style-name="P33"><text:s text:c="2"/>a) atributos da classe Requisição. </text:p>
      <text:p text:style-name="P33"><text:s text:c="2"/>b) operações da classe Almoxarife. </text:p>
      <text:p text:style-name="P33"><text:s text:c="2"/><text:span text:style-name="T10">c)</text:span> atributos da classe Material. </text:p>
      <text:p text:style-name="P33"><text:s text:c="2"/>d) métodos da classe Departamento. </text:p>
      <text:p text:style-name="P33"><text:s text:c="2"/>e) atributos da classe Departamento. </text:p>
      <text:p text:style-name="P33"/>
      <text:p text:style-name="P34">Ano: 2012Banca: FCCÓrgão: TSTProva: Analista Judiciário - Análise de Sistemas </text:p>
      <text:p text:style-name="P34">Na orientação a objetos </text:p>
      <text:p text:style-name="P34"/>
      <text:p text:style-name="P34"><text:s text:c="2"/>a) a herança permite que os membros de uma classe, chamada de classe-pai, possam ser reaproveitados na definição de outra classe, chamada de classe-filha. Esta classe-filha tem acesso aos membros públicos e protegidos da classe-pai. O polimorfismo, associado à herança, permite que métodos abstratos definidos em uma classe abstrata sejam implementados nas classes-filhas, podendo estes métodos, nas classes-filhas, apresentar comportamentos distintos. </text:p>
      <text:p text:style-name="P34"><text:s text:c="2"/>b) atributos e métodos podem ser reaproveitados através da herança, quando uma subclasse herda as características de uma superclasse. Uma subclasse pode ter acesso aos membros de uma superclasse, independente do modificador atribuído. O polimorfismo é um recurso que permite a uma subclasse reimplementar os métodos herdados de uma superclasse, sendo este método abstrato ou não. </text:p>
      <text:p text:style-name="P34"><text:s text:c="2"/>c) a herança e o polimorfismo são complementares, ou seja, devem ser aplicados em conjunto. A herança existe a partir de classes abstratas que contêm atributos e métodos abstratos. O polimorfismo obriga que as classes-filhas implementem os métodos e atributos desta classe-pai. O acesso aos atributos da classe-pai independe do modificador utilizado. </text:p>
      <text:p text:style-name="P34"><text:s text:c="2"/><text:span text:style-name="T10">d)</text:span> o conceito de herança estabelece que uma classe possa aproveitar a implementação, definições dos atributos e métodos de uma classe-base. A classe-filha pode ter acesso aos métodos e atributos públicos e protegidos da classe-base. O polimorfismo é aplicado ao caso em que existe a necessidade de implementar métodos sobrecarregados, nos quais a classe-filha necessita implementar dois métodos com o mesmo nome e parâmetros diferentes. </text:p>
      <text:p text:style-name="P35"><text:s text:c="2"/>e) o polimorfismo é uma técnica que permite um objeto nascer a partir do uso de sobrecarga de construtores de uma classe, ou seja, o polimorfismo permite que um objeto possa ser instanciado de <text:soft-page-break/>diferentes maneiras. A herança permite que uma classe sirva de base para que outras classes sejam implementadas. Entretanto, os membros com modificadores públicos da classe-base podem ser acessados pela classe-filha.</text:p>
      <text:p text:style-name="P35"/>
      <text:p text:style-name="P36">Ano: 2008Banca: FCCÓrgão: TCE-ALProva: Programador </text:p>
      <text:p text:style-name="P36">Considere: </text:p>
      <text:p text:style-name="P36"/>
      <text:p text:style-name="P36">Casas ABC Ltda., Empresa e Nome da Empresa. </text:p>
      <text:p text:style-name="P36"/>
      <text:p text:style-name="P36">Na orientação a objetos, os itens acima representam, respectivamente, </text:p>
      <text:p text:style-name="P36"><text:s text:c="2"/>a) atributo, classe e objeto. </text:p>
      <text:p text:style-name="P36"><text:s text:c="2"/>b) classe, atributo e objeto. </text:p>
      <text:p text:style-name="P36"><text:s text:c="2"/>c) classe, objeto e atributo. </text:p>
      <text:p text:style-name="P36"><text:s text:c="2"/>d) objeto, atributo e classe. </text:p>
      <text:p text:style-name="P35"><text:span text:style-name="T12"><text:s text:c="2"/></text:span><text:span text:style-name="T11">e)</text:span><text:span text:style-name="T12"> objeto, classe e atributo.</text:span> </text:p>
      <text:p text:style-name="P35"/>
      <text:p text:style-name="P16">O QUE É UMA CLASSE?</text:p>
      <text:p text:style-name="P37">Como você viu no Capítulo 1, uma classe é uma receita para um determinado tipo de objeto - que define; Você usa a definição de uma classe para criar objetos desse tipo de classe - isto é, para criar objetos que incorporam todos os componentes específi como pertencentes a essa classe.</text:p>
      <text:p text:style-name="P37">NOTA No caso de isso é muito abstrato, olhar para trás para o capítulo anterior onde você usou o</text:p>
      <text:p text:style-name="P37">Classe String. A classe String é um defi nição abrangente para um objeto String, com toda</text:p>
      <text:p text:style-name="P37">as operações que possam vir a precisar ed específi. Sempre que você criar um novo objeto String,</text:p>
      <text:p text:style-name="P37">você está criando um objeto com todas as características e operações específi ed pela classe</text:p>
      <text:p text:style-name="P37">defi nição. Cada objeto String tem todos os métodos que as defi ne da classe String embutido.</text:p>
      <text:p text:style-name="P37">Isso faz com que objetos String manipulação indispensável e cadeia dentro de um programa fácil.</text:p>
      <text:p text:style-name="P37"/>
      <text:p text:style-name="P37">A classe String encontra-se em direção a uma extremidade de um espectro em termos de complexidade em uma classe. A classe String é</text:p>
      <text:p text:style-name="P37">destina-se a ser utilizado em qualquer programa. Inclui instalações e capacidades para operar em objetos String</text:p>
      <text:p text:style-name="P37">para cobrir praticamente todas as circunstâncias em que é provável que você usar cordas. Na maioria dos casos suas próprias classes</text:p>
      <text:p text:style-name="P37">não terá de ser este elaborado. Você normalmente será defi ning uma classe para atender a sua aplicação particular, e</text:p>
      <text:p text:style-name="P37">você vai torná-lo tão simples ou complexo quanto necessário. Algumas classes, tal como um avião ou de uma pessoa, por exemplo,</text:p>
      <text:p text:style-name="P37">pode muito bem representar objetos que podem potencialmente ser muito complicado, mas os requisitos de aplicação podem</text:p>
      <text:p text:style-name="P37">ser muito limitado. Um objeto Pessoa pode conter apenas um nome, endereço e número de telefone, por exemplo, se você</text:p>
      <text:p text:style-name="P37">está apenas a implementação de um livro de endereços. Em outro contexto, como em um programa de folha de pagamento, você pode precisar</text:p>
      <text:p text:style-name="P37">representar uma pessoa com toda uma série de propriedades, tais como idade, estado civil, tempo de serviço, o código de trabalho,</text:p>
      <text:p text:style-name="P37">taxa de pagar, e assim por diante. Como você defi ne uma classe depende do que você pretende fazer com os objetos de sua classe.</text:p>
      <text:p text:style-name="P37">Em essência, uma definição de classe defi é muito simples. Existem apenas dois tipos de coisas que você pode incluir em uma classe</text:p>
      <text:p text:style-name="P37">defi nição:</text:p>
      <text:p text:style-name="P37">➤ campos: Estas são variáveis ​​que armazenam os itens de dados que tipicamente diferenciam um objecto da classe de</text:p>
      <text:p text:style-name="P37"><text:soft-page-break/>outro. Eles também são referidos como membros de dados de uma classe.</text:p>
      <text:p text:style-name="P37">➤ Métodos: Estes defi ne as operações que podem ser executadas para a classe - para que eles determinar o que você pode</text:p>
      <text:p text:style-name="P37">fazer para, ou com, objetos da classe. Métodos normalmente operam nos campos - os membros de dados do</text:p>
      <text:p text:style-name="P37">classe.</text:p>
      <text:p text:style-name="P37">Os campos em uma definição de classe defi pode ser de qualquer dos tipos primitivos, ou eles podem ser referências a objetos de</text:p>
      <text:p text:style-name="P37">qualquer tipo de classe, incluindo o que você está defi ning.</text:p>
      <text:p text:style-name="P37">Os métodos de uma classe defi nição são nomeados, blocos independentes de código que normalmente operam na</text:p>
      <text:p text:style-name="P37">campos que aparecem na definição de classe defi. Note-se, porém, que esta não tem necessariamente de ser o caso, como</text:p>
      <text:p text:style-name="P37">você deve ter adivinhado a partir dos principais () métodos que você escreveu em todos os exemplos até agora.</text:p>
      <text:p text:style-name="P37"/>
      <text:p text:style-name="P16">Campos em uma definição de classe <text:s/><text:span text:style-name="T13">(propriedades de classe e de instância)</text:span></text:p>
      <text:p text:style-name="P37">Um objeto de uma classe também é referido como uma instância dessa classe. Quando você cria um objeto, o objeto contém todos os campos que foram incluídos na definição de classe defi. No entanto, os campos em uma definição de classe são defi</text:p>
      <text:p text:style-name="P37">nem todos o mesmo - há dois tipos.</text:p>
      <text:p text:style-name="P37">Um tipo de fi eld está associada com a classe e é compartilhado por todos os objetos da classe. Há apenas uma</text:p>
      <text:p text:style-name="P37">cópia de cada um desses tipos de campos não importa quantos objetos de classe são criados, e eles existem mesmo se nenhum</text:p>
      <text:p text:style-name="P37">objetos da classe foram criadas. Este tipo de variável é referido como uma variável de classe porque o campo</text:p>
      <text:p text:style-name="P37">pertence à classe e não a qualquer objeto em particular, embora, como eu disse, todos os objetos da ação de classe-lo.</text:p>
      <text:p text:style-name="P37">Estes campos são também referidos como campos estáticos porque você usa a palavra-chave estática quando você declará-los.</text:p>
      <text:p text:style-name="P37">O outro tipo de campo de uma classe é associada com cada objeto exclusivamente - cada instância da classe tem a sua</text:p>
      <text:p text:style-name="P37">própria cópia de cada um desses campos, cada um com o seu próprio valor atribuído. Estes campos diferenciar um objeto a partir de</text:p>
      <text:p text:style-name="P37">outra, dando um objeto a sua individualidade - o nome particular, endereço e número de telefone em um determinado</text:p>
      <text:p text:style-name="P37">Pessoa objeto, por exemplo. Estes são referidos como campos ou variáveis ​​de instância não-estático porque você especificar</text:p>
      <text:p text:style-name="P37">-los sem usar a palavra-chave estática, e cada instância de um tipo de classe tem seu próprio conjunto independente.</text:p>
      <text:p text:style-name="P37">Porque isso é extremamente importante para entender, vamos resumir os dois tipos de campos que você pode</text:p>
      <text:p text:style-name="P37">incluir em suas classes:</text:p>
      <text:p text:style-name="P37">➤ campos não-estáticos, também chamados de variáveis ​​de instância: Cada objeto da classe tem sua própria cópia de cada um</text:p>
      <text:p text:style-name="P37">o non-static campos ou variáveis ​​de instância que aparecem na definição de classe defi. Cada objeto tem seu próprio</text:p>
      <text:p text:style-name="P37">valores para cada variável de instância. A variável de instância nome se origina do fato de que um objeto é</text:p>
      <text:p text:style-name="P37">uma instância ou uma ocorrência de uma classe, e os valores armazenados nas variáveis ​​de instância para o objeto</text:p>
      <text:p text:style-name="P37"><text:soft-page-break/>diferenciar o objeto de outras com o mesmo tipo de classe. Você declarar uma variável de instância dentro</text:p>
      <text:p text:style-name="P37">a definição de classe defi da forma habitual, com um nome de tipo e um nome de variável, e pode ter uma inicial</text:p>
      <text:p text:style-name="P37">valor ed específi.</text:p>
      <text:p text:style-name="P37">➤ campos estáticos, também chamados variáveis ​​de classe: uma dada classe tem apenas uma cópia de cada um dos seus campos estáticos ou classe</text:p>
      <text:p text:style-name="P38">variáveis, e estes são compartilhados entre e entre todos os objetos da classe. Cada variável de classe existe <text:span text:style-name="T13">mesmo se não há objetos da classe foram criadas. Variáveis de classe pertencem à classe, e eles podem ser</text:span></text:p>
      <text:p text:style-name="P39">referenciada por qualquer objeto ou método de classe, não apenas métodos pertencentes a instâncias dessa classe. Se o</text:p>
      <text:p text:style-name="P39">valor de um campo estático é alterado, o novo valor é igualmente disponível em todos os objetos da classe. Isto é</text:p>
      <text:p text:style-name="P39">bem diferente de campos não-estáticos, onde em mudança um valor para um objeto não afeta os valores em</text:p>
      <text:p text:style-name="P39">outros objetos. Um campo estático deve ser declarado usando a palavra-chave que precede o nome do tipo estático.</text:p>
      <text:p text:style-name="P37"/>
      <text:p text:style-name="P37"/>
      <text:p text:style-name="P40">Métodos em uma definição de classe Defi</text:p>
      <text:p text:style-name="P40">Os métodos que você defi nem ne para uma classe fornecem as ações que podem ser realizadas com uso das variáveis ​​ed específi</text:p>
      <text:p text:style-name="P40">na definição de classe defi. Análogas às variáveis ​​em uma definição de classe defi, existem duas variedades de métodos -</text:p>
      <text:p text:style-name="P40">métodos de instância e métodos de classe. Você pode executar métodos de classe, mesmo quando não existem objetos de uma classe,</text:p>
      <text:p text:style-name="P40">Considerando que os métodos de instância pode ser executado apenas em relação a um determinado objeto, por isso, se nenhum objeto existir,</text:p>
      <text:p text:style-name="P40">não têm nenhuma maneira de executar qualquer um dos métodos de instância defi nida na classe. Novamente, como variáveis ​​de classe, classe</text:p>
      <text:p text:style-name="P40">métodos são declaradas usando a palavra-chave estática, por isso eles são muitas vezes referidos como métodos estáticos. Você viu</text:p>
      <text:p text:style-name="P40">no capítulo anterior que o método valueOf () é um membro estático da classe String.</text:p>
      <text:p text:style-name="P40">www.it-ebooks.info168</text:p>
      <text:p text:style-name="P40">|</text:p>
      <text:p text:style-name="P17">CLASSES <text:s/>DEFINIÇÃO</text:p>
      <text:p text:style-name="P40">Como os métodos estáticos podem ser executados quando não há objetos de existência, eles não podem se referir a instância variáveis. Isto é bastante sensato, se você pensar sobre isso - tentando operar com variáveis ​​que podem não existir</text:p>
      <text:p text:style-name="P40">é obrigado a causar problemas. De fato, o compilador Java não vai deixar você experimentar. Se você faz referência a uma variável de instância em</text:p>
      <text:p text:style-name="P40">o código para um método estático, ele não compilar - você acabou de chegar uma mensagem de erro. O método main (), onde</text:p>
      <text:p text:style-name="P40">execução de um aplicativo Java é iniciado, deve ser sempre declarado como estático, como você viu. A razão para isto</text:p>
      <text:p text:style-name="P40">Deve ser evidente até agora. Antes que um aplicativo começa a execução, não existem objetos, de modo a iniciar a execução, você</text:p>
      <text:p text:style-name="P40">precisa de um método que seja executável, embora não haja objetos ao redor - um método estático, portanto.</text:p>
      <text:p text:style-name="P40">A classe de esfera pode muito bem ter um volume método exemplo () para calcular o volume de uma determinada</text:p>
      <text:p text:style-name="P40"><text:soft-page-break/>objeto. Ele também pode ter um objectCount método de classe () para retornar a contagem atual de quantos objetos</text:p>
      <text:p text:style-name="P40">do tipo Sphere foram criados. Se não existem objetos, você ainda pode chamar esse método e obter a contagem 0.</text:p>
      <text:p text:style-name="P40"/>
      <text:p text:style-name="P40">NOTA Nota que, embora os métodos de instância são especifi c para objetos de uma classe, não há</text:p>
      <text:p text:style-name="P40">sempre apenas uma cópia de cada método de instância na memória que é compartilhado por todos os objetos de</text:p>
      <text:p text:style-name="P40">da classe, uma vez que seria extremamente caro para replicar todas os métodos de instância para</text:p>
      <text:p text:style-name="P40">cada objeto. Um mecanismo especial garante que cada vez que você chamar um método do código</text:p>
      <text:p text:style-name="P40">executa em uma maneira que é especifi c para um objeto, mas eu vou adiar explicando como este é</text:p>
      <text:p text:style-name="P40">possível até um pouco mais tarde neste capítulo.</text:p>
      <text:p text:style-name="P40">Além do método main (), talvez o uso mais comum para métodos estáticos é quando você usa uma classe</text:p>
      <text:p text:style-name="P40">apenas como um recipiente para um monte de métodos de utilitário, ao invés de como um caderno de especificações para um conjunto de objetos. Tudo</text:p>
      <text:p text:style-name="P40">código executável em Java tem que ser dentro de uma classe, mas muitas funções de uso geral você não precisa</text:p>
      <text:p text:style-name="P40">têm necessariamente uma associação objeto - cálculo uma raiz quadrada, por exemplo, ou gerar um aleatório</text:p>
      <text:p text:style-name="P40">número. As funções matemáticas que são implementados como métodos de classe na classe Math são padrão</text:p>
      <text:p text:style-name="P40">bons exemplos. Esses métodos não se referem a objetos de classe em todos - eles operam em valores da primitiva</text:p>
      <text:p text:style-name="P40">tipos. Você não precisa de objetos do tipo de matemática; você só quer usar os métodos de vez em quando, e você</text:p>
      <text:p text:style-name="P40">pode fazer isso como você viu no Capítulo 2. A classe Math contém também algumas variáveis ​​de classe que contêm útil</text:p>
      <text:p text:style-name="P40">constantes matemáticas, como e e π.</text:p>
      <text:p text:style-name="P40"/>
      <text:p text:style-name="P18">Acessando variáveis ​​e métodos</text:p>
      <text:p text:style-name="P41">Você pode querer acessar campos e métodos que são defi nidas dentro de uma classe de fora dela. É considerado</text:p>
      <text:p text:style-name="P41">má prática para fazer os campos disponíveis diretamente, mas pode haver excepções a esta - você vai achar alguns na</text:p>
      <text:p text:style-name="P41">bibliotecas padrão. Você verá mais tarde que é possível declarar membros de classe com restrições no acesso</text:p>
      <text:p text:style-name="P41">-los do lado de fora, mas vamos cobrir os princípios que se aplicam onde os membros são acessíveis. Vou considerar</text:p>
      <text:p text:style-name="P41">acessar membros estáticos - isto é, campos estáticos fi e métodos - e membros de instância separadamente.</text:p>
      <text:p text:style-name="P41">É possível aceder a um membro de uma classe estático usando o nome de classe, seguido por um período de, seguido pela</text:p>
      <text:p text:style-name="P41">nome do membro. Com um método de classe que você também precisa fornecer os parênteses que encerram qualquer argumentos para o</text:p>
      <text:p text:style-name="P41">método após o nome do método. O período aqui é chamado o operador ponto. Então, se você quiser calcular o</text:p>
      <text:p text:style-name="P41">raiz quadrada de π você pode acessar o método de classe sqrt () e do PI variável de classe que são defi nida no</text:p>
      <text:p text:style-name="P41">Aula de matemática como se segue:</text:p>
      <text:p text:style-name="P41">duplo rootPi = Math.sqrt (Math.PI);</text:p>
      <text:p text:style-name="P41">Isto mostra como você chamar um método estático - você só prefi x-lo com o nome da classe e <text:soft-page-break/>colocar o operador ponto</text:p>
      <text:p text:style-name="P41">entre eles. Você também referenciar o membro de dados estáticos, PI, da mesma forma - como Math.PI. Se você tem</text:p>
      <text:p text:style-name="P41">uma referência a um objeto de um tipo de classe disponível, então você também pode usá-lo para acessar um membro estático de</text:p>
      <text:p text:style-name="P41">a classe porque cada objeto sempre tem acesso aos membros static de sua classe. Você acabou de usar a variável</text:p>
      <text:p text:style-name="P41">nome, seguido do operador ponto, seguido pelo nome do membro.</text:p>
      <text:p text:style-name="P41">Claro que, como você já viu em capítulos anteriores, é possível importar os nomes dos membros estáticos da classe</text:p>
      <text:p text:style-name="P41">usando uma declaração de importação. Você pode, em seguida, referem-se aos nomes dos membros estáticos que você importou</text:p>
      <text:p text:style-name="P41">em sua fonte fi le sem qualificar seus nomes em tudo.</text:p>
      <text:p text:style-name="P41"/>
      <text:p text:style-name="P18">Definindo classes</text:p>
      <text:p text:style-name="P42">Você nomeia uma classe usando um er identifi do mesmo tipo que você está usando para variáveis. Por convenção, porém,</text:p>
      <text:p text:style-name="P42">nomes de classe em Java começa com uma letra maiúscula, por isso o nome da classe é Sphere com S maiúsculo. Se você adotar esta</text:p>
      <text:p text:style-name="P42">abordagem, você será consistente com a maior parte do código que você encontrar. Você pode inserir este código-fonte</text:p>
      <text:p text:style-name="P42">e salve-o como o fi le Sphere.java. Você adicionar a esta definição de classe defi e usá-lo em um exemplo de trabalho um pouco</text:p>
      <text:p text:style-name="P42">mais adiante neste capítulo.</text:p>
      <text:p text:style-name="P42">Você pode ter notado que nos exemplos nos capítulos anteriores a palavra-chave pública neste contexto</text:p>
      <text:p text:style-name="P42">precedeu a palavra-chave classe na primeira linha da definição de classe defi. O efeito da chave pública é</text:p>
      <text:p text:style-name="P42">ligada à noção de um pacote contendo aulas, mas eu vou adiem discutindo isso até um pouco mais tarde</text:p>
      <text:p text:style-name="P42">Neste capítulo, quando você tem uma idéia melhor do que torna-se uma definição de classe defi.</text:p>
      <text:p text:style-name="P42">A palavra-chave estático na primeira linha da classe defi nição Sphere específi es do PI variável como uma classe</text:p>
      <text:p text:style-name="P42">variável em vez de uma variável de instância. O PI variável também é inicializado com o valor de 3,14. O</text:p>
      <text:p text:style-name="P42">última palavra-chave informa o compilador que você não deseja que o valor dessa variável para ser alterada, de modo a</text:p>
      <text:p text:style-name="P42">compilador verifica se esta variável não for modifi cado em qualquer lugar no seu programa. Obviamente, este é um muito pobre</text:p>
      <text:p text:style-name="P42">valor para π. Você normalmente usaria Math.PI - que é defi nida a 20 casas decimais, perto o suficiente para</text:p>
      <text:p text:style-name="P42">a maioria dos propósitos.</text:p>
      <text:p text:style-name="P42"/>
      <text:p text:style-name="P19">DEFINIÇÃO DE MÉTODOS</text:p>
      <text:p text:style-name="P43">Você tem vindo a produzir versões do método main () desde Capítulo 1, então você já tem uma idéia de</text:p>
      <text:p text:style-name="P43">como um método é construído. No entanto, eu vou passar como você defi ne métodos desde o início até</text:p>
      <text:p text:style-name="P43">se certificar que tudo está claro.</text:p>
      <text:p text:style-name="P43">Vamos começar com os conceitos fundamentais. Um método é um bloco independente de código que tem um nome e</text:p>
      <text:p text:style-name="P43">tem a propriedade que é reutilizável - o mesmo método pode ser executado a partir de tantos pontos <text:soft-page-break/>diferentes num</text:p>
      <text:p text:style-name="P43">programa como você exige. Métodos também servem para quebrar cálculos grandes e complexas que podem envolver</text:p>
      <text:p text:style-name="P43">muitas linhas de código em pedaços mais gerenciáveis. Você executar um método, chamando-o utilizando o seu nome, e</text:p>
      <text:p text:style-name="P43">o método pode ou não retornar um valor quando seus nishes execução fi. Métodos que não retornam um valor</text:p>
      <text:p text:style-name="P43">são sempre chamados em um comunicado que apenas es especifi a chamada. Métodos que retornam um valor geralmente são chamados</text:p>
      <text:p text:style-name="P43">a partir de dentro de uma expressão, e o valor que é retornado por um tal método é utilizado na avaliação do</text:p>
      <text:p text:style-name="P43">expressão. Se um método que retorna um valor é chamada por uma instrução em si - por outras palavras, não numa</text:p>
      <text:p text:style-name="P43">expressão - então o valor que ele retorna é descartado.</text:p>
      <text:p text:style-name="P43">A estrutura básica de um método é mostrado na Figura 5-2.</text:p>
      <text:p text:style-name="P43"/>
      <text:p text:style-name="P20">Como os valores dos argumentos são passados para um método</text:p>
      <text:p text:style-name="P44">Você precisa ser claro sobre como os valores dos argumentos são passados para um método; caso contrário, você pode executar em</text:p>
      <text:p text:style-name="P44">problemas. Em Java, todos os valores dos argumentos são transferidos para um método que utiliza o que é chamado a passagem por valor</text:p>
      <text:p text:style-name="P44">mecanismo. Figura 5-4 ilustra como isso funciona.</text:p>
      <text:p text:style-name="P44"/>
      <text:p text:style-name="P44">FIGURA 5-4</text:p>
      <text:p text:style-name="P44">Passar por valor apenas significa que para cada valor do argumento que você passa para um método, uma cópia do valor é feita,</text:p>
      <text:p text:style-name="P44">e é a cópia que é passado para o método e referenciado por meio do nome do parâmetro, não o original</text:p>
      <text:p text:style-name="P44">variável. Isto implica que, se você usar uma variável de qualquer um dos tipos primitivos como um argumento, o método</text:p>
      <text:p text:style-name="P44">Não é possível modificar o valor dessa variável no programa de chamada. No exemplo mostrado na Figura 5-4, o</text:p>
      <text:p text:style-name="P44">mudança () método de modifi es a cópia do i que é criado automaticamente e referenciado usando o parâmetro</text:p>
      <text:p text:style-name="P44">nome de J. Assim, o valor de j que é retornado é 11, e este é armazenado na variável x quando do retorno da</text:p>
      <text:p text:style-name="P44">o método é executado. No entanto, o valor original de i permanece em 10.</text:p>
      <text:p text:style-name="P44">NOTA Embora o mecanismo de passagem por valor aplica-se a todos os tipos de argumentos, o</text:p>
      <text:p text:style-name="P44">ef ect para objetos é erent diff do que para as variáveis ​​de tipos primitivos. Um método pode</text:p>
      <text:p text:style-name="P44">mudar um objeto que é passado como um argumento. Isso é porque uma variável de uma classe</text:p>
      <text:p text:style-name="P44">tipo contém uma referência a um objeto, não o próprio objeto. Assim, quando você usa um</text:p>
      <text:p text:style-name="P44">variável de um tipo de classe como um argumento para um método, uma cópia de uma referência ao objeto</text:p>
      <text:p text:style-name="P44">é passado para o método, não uma cópia do próprio objecto. Porque uma cópia de referência</text:p>
      <text:p text:style-name="P44">refere-se ainda para o mesmo objecto, o nome do parâmetro utilizado no corpo de um método refere-</text:p>
      <text:p text:style-name="P44">para o objeto original que foi passado como argumento.</text:p>
      <text:p text:style-name="P44"/>
      <text:p text:style-name="P44"/>
      <text:p text:style-name="P21">Blocos de inicialização</text:p>
      <text:p text:style-name="P45">Agora, cada objeto do tipo Sphere começa com um raio de 5.0 e tem o centro no ponto (10.0, 10.0, 10.0).</text:p>
      <text:p text:style-name="P45"><text:soft-page-break/>Algumas coisas não podem ser inicializados com uma única expressão. Por exemplo, se você tem uma grande variedade de dados como uma</text:p>
      <text:p text:style-name="P45">membro que você deseja inicializar e, com um intervalo de valores que exigia algum tipo de cálculo, isso poderia</text:p>
      <text:p text:style-name="P45">ser um trabalho para um bloco de inicialização.</text:p>
      <text:p text:style-name="P45">Usando Inicialização Blocks</text:p>
      <text:p text:style-name="P45">Um bloco de inicialização é um bloco de código entre chaves que é executado antes de um objeto da classe é</text:p>
      <text:p text:style-name="P45">criado. Existem dois tipos de blocos de inicialização:</text:p>
      <text:p text:style-name="P45">➤ Um bloco de inicialização estática é uma defi nidos bloco usando a palavra-chave estática e é executado uma vez quando</text:p>
      <text:p text:style-name="P45">a classe é carregada. Um bloco de inicialização estática pode inicializar somente membros da classe de dados estáticos.</text:p>
      <text:p text:style-name="P45">➤ Um bloco de inicialização não-estático é executado para cada objeto que é criado e, portanto, pode inicializar</text:p>
      <text:p text:style-name="P45">variáveis de instância em uma classe.</text:p>
      <text:p text:style-name="P45">Isto é mais fácil de entender, considerando um exemplo de trabalho.</text:p>
      <text:p text:style-name="P45"/>
      <text:p text:style-name="P45"/>
      <text:p text:style-name="P45"/>
      <text:p text:style-name="P46">CONSTRUTORES</text:p>
      <text:p text:style-name="P46">Quando você cria um objeto de uma classe, um tipo especial de método chamado um construtor é sempre invocado. Se você</text:p>
      <text:p text:style-name="P46">não defi ne qualquer construtores para a sua classe, o compilador fornece um construtor padrão da classe, que</text:p>
      <text:p text:style-name="P46">Nao faz nada. O construtor padrão também é descrito como o construtor sem argumento, porque não requer</text:p>
      <text:p text:style-name="P46">argumentos para ser ed específi quando é chamado. O objetivo principal de um construtor é fornecer-lhe com o</text:p>
      <text:p text:style-name="P46">meios de inicializar as variáveis ​​de instância exclusiva para o objeto que está sendo criado. Se você estiver criando</text:p>
      <text:p text:style-name="P46">www.it-ebooks.infoConstructors</text:p>
      <text:p text:style-name="P46">| 179</text:p>
      <text:p text:style-name="P46">um objeto Person com o nome de John Doe, então você quer ser capaz de inicializar o membro segurando o</text:p>
      <text:p text:style-name="P46">nome da pessoa para "John Doe". Este é precisamente o que um construtor pode fazer. Qualquer bloco de inicialização que</text:p>
      <text:p text:style-name="P46">defi nido de ter em uma classe são sempre executados antes de um construtor.</text:p>
      <text:p text:style-name="P46">Um construtor tem duas características especiais que o diferenciam de outros métodos de classe:</text:p>
      <text:p text:style-name="P46">➤ Um construtor nunca retorna um valor, e você não deve especificar um tipo de retorno - nem mesmo do tipo void.</text:p>
      <text:p text:style-name="P46">➤ A construtora sempre tem o mesmo nome que a classe.</text:p>
      <text:p text:style-name="P46">Para ver um exemplo prático, você pode adicionar um construtor para a definição Sphere classe defi:</text:p>
      <text:p text:style-name="P46"/>
      <text:p text:style-name="P47">Questões : </text:p>
      <text:p text:style-name="P47"/>
      <text:p text:style-name="P47">Ano: 2010Banca: FCCÓrgão: TRE-RSProva: Analista Judiciário - Analista de Sistemas Suporte </text:p>
      <text:p text:style-name="P47">Um objeto é, na orientação a objetos, </text:p>
      <text:p text:style-name="P47"><text:s text:c="2"/>a) uma rotina de programação contida em uma classe que pode ser chamada diversas vezes possibilitando assim reuso de código de programação. </text:p>
      <text:p text:style-name="P47"><text:s text:c="2"/>b) um conjunto de atributos primitivos tipados contido em uma classe. </text:p>
      <text:p text:style-name="P47"><text:soft-page-break/><text:s text:c="2"/><text:span text:style-name="T10">c) </text:span>uma entidade que possui um estado e um conjunto definido de operações definidas para funcionar nesse estado. </text:p>
      <text:p text:style-name="P47"><text:s text:c="2"/>d) um elemento de uma classe que representa uma operação (a implementação de uma operação). </text:p>
      <text:p text:style-name="P47"><text:s text:c="2"/>e) uma porção de código que resolve um problema muito específico, parte de um problema maior.</text:p>
      <text:p text:style-name="P47"/>
      <text:p text:style-name="P47">Ano: 2010Banca: FCCÓrgão: TRF - 4ª REGIÃOProva: Analista Judiciário - Tecnologia da Informação </text:p>
      <text:p text:style-name="P47">Resolvi errado </text:p>
      <text:p text:style-name="P47">Sobre a orientação a objetos, é correto afirmar: </text:p>
      <text:p text:style-name="P47"><text:s text:c="2"/>a) Variáveis e métodos de classe pública (public) existem e podem ser utilizados, mesmo se nenhum objeto dessa classe tiver sido instanciado. </text:p>
      <text:p text:style-name="P47"><text:s text:c="2"/>b) Os modificadores de acesso public, private e protected controlam o acesso apenas aos métodos de uma classe. </text:p>
      <text:p text:style-name="P47"><text:s text:c="2"/><text:span text:style-name="T10">c) É possível criar vários construtores sobrecarregados em uma classe para permitir que objetos dessa classe sejam inicializados de diferentes maneiras. </text:span></text:p>
      <text:p text:style-name="P47"><text:span text:style-name="T10"><text:s text:c="2"/></text:span>d) Um construtor invocado sem argumentos inicializa o objeto, mas causa um erro em tempo de execução, pois todo construtor de classe deve receber pelo menos um parâmetro. </text:p>
      <text:p text:style-name="P47"><text:s text:c="2"/>e) Ao implementar um método de uma classe, devem ser utilizados os métodos set e get da classe para acessar apenas os dados públicos (publics) da classe.</text:p>
      <text:p text:style-name="P47"/>
      <text:p text:style-name="P47">{é possível sim,java não é php}</text:p>
      <text:p text:style-name="P49"><text:span text:style-name="T15">{</text:span><text:span text:style-name="T8">A) ERRADA - Apenas os membros de uma classe declarados como static é que podem ser utilizados sem que haja sequer um objeto instaciado na classe.</text:span><text:line-break/><text:line-break/><text:span text:style-name="T8">B) ERRADA - Os modificadores de acesso controlam acesso aos membros de uma classe, e como membros de classe entende-se que são  os métodos e as variáveis de instâncias (atributos). Portanto, o 'apenas' invalidou a alternativa.</text:span><text:line-break/><text:line-break/><text:span text:style-name="T8">C) CORRETA</text:span><text:line-break/><text:line-break/><text:span text:style-name="T8">D) ERRADA - Um construtor pode ser invocado sem nenhum argumento, parâmetro, sem problemas.</text:span><text:line-break/><text:line-break/><text:span text:style-name="T8">E) ERRADA - Os dados podem ser acessados de outra forma, além do get e set. Aliás, uma boa prática em programação é nunca criar um get ou set sem a necessidade. A expressão 'devem' invalida a alternativa.</text:span><text:span text:style-name="T15">}</text:span></text:p>
      <text:p text:style-name="P49"/>
      <text:p text:style-name="P48">3 - </text:p>
      <text:p text:style-name="P48">Ano: 2009Banca: FCCÓrgão: TRT - 3ª Região (MG)Prova: Técnico Judiciário - Tecnologia da Informação </text:p>
      <text:p text:style-name="P48">Resolvi errado </text:p>
      <text:p text:style-name="P48">Na programação orientada a objeto, </text:p>
      <text:p text:style-name="P50"><text:span text:style-name="T14"><text:s text:c="2"/></text:span><text:span text:style-name="T10">a)</text:span><text:span text:style-name="T14"> um construtor serve para inicializar os atributos e é executado automaticamente sempre que ocorre a criação de um novo objeto. </text:span></text:p>
      <text:p text:style-name="P48"><text:s text:c="2"/>b) atributos são classes que se encontram dentro de cada um dos objetos restritos a determinados tipos. </text:p>
      <text:p text:style-name="P48"><text:s text:c="2"/>c) encapsulamento consiste na aglutinação de aspectos internos e externos de um objeto. </text:p>
      <text:p text:style-name="P48"><text:s text:c="2"/>d) métodos são variáveis que se encontram dentro de cada um dos objetos de uma classe. </text:p>
      <text:p text:style-name="P48"><text:s text:c="2"/>e) classe abstrata é uma classe que representa uma coleção de características presentes num mesmo tipo de objeto, mas que também pode existir isoladamente. </text:p>
      <text:p text:style-name="P48">Você errou! Resposta: Responder </text:p>
      <text:p text:style-name="P48">Indicar para comentário </text:p>
      <text:p text:style-name="P50"/>
      <text:p text:style-name="P1"><text:span text:style-name="T14">4 - </text:span><text:span text:style-name="T16"><text:tab/>01 Q106359 Engenharia de Software <text:s/>Disciplina - Assunto <text:s/>Orientação a Objetos </text:span></text:p>
      <text:p text:style-name="P5"><text:soft-page-break/>Ano: 2011Banca: FCCÓrgão: NOSSA CAIXA DESENVOLVIMENTOProva: Analista de Sistemas </text:p>
      <text:p text:style-name="P5">Resolvi certo </text:p>
      <text:p text:style-name="P5">Na orientação a objetos, é um recurso que serve para inicializar os atributos e é executado automaticamente sempre que um novo objeto é criado: </text:p>
      <text:p text:style-name="P5"><text:s text:c="2"/>a) método. </text:p>
      <text:p text:style-name="P5"><text:s text:c="2"/>b) polimorfismo. </text:p>
      <text:p text:style-name="P5"><text:s text:c="2"/>c) interface. </text:p>
      <text:p text:style-name="P5"><text:s text:c="2"/>d) classe. </text:p>
      <text:p text:style-name="P1"><text:span text:style-name="T16"><text:s text:c="2"/></text:span><text:span text:style-name="T17">e) construtor.</text:span><text:span text:style-name="T16"> </text:span></text:p>
      <text:p text:style-name="P5">Parabéns! Você acertou!Responder </text:p>
      <text:p text:style-name="P5">Indicar para comentário </text:p>
      <text:p text:style-name="P1"/>
      <text:p text:style-name="P1">5 - Ano: 2011Banca: FCCÓrgão: TRE-APProva: Técnico Judiciário - Programação de Sistemas </text:p>
      <text:p text:style-name="P1">Resolvi errado </text:p>
      <text:p text:style-name="P1">Em relação aos conceitos fundamentais da orientação a objetos, o mecanismo pelo qual um objeto utiliza os recursos de outro, podendo ele assumir os tipos “usa um” ou “parte de”, denomina-se </text:p>
      <text:p text:style-name="P1"><text:s text:c="2"/>a) Encapsulamento. </text:p>
      <text:p text:style-name="P1"><text:s text:c="2"/>b) Herança. </text:p>
      <text:p text:style-name="P1"><text:s text:c="2"/>c) Método. </text:p>
      <text:p text:style-name="P1"><text:s text:c="2"/>d) Polimorfismo. </text:p>
      <text:p text:style-name="P1"><text:s/><text:span text:style-name="T10"><text:s/>e) Associação.</text:span> </text:p>
      <text:p text:style-name="P1">Você errou! Resposta: Responder </text:p>
      <text:p text:style-name="P1">Indicar para comentário </text:p>
      <text:p text:style-name="P1"/>
      <text:p text:style-name="P2">6 - Ano: 2009Banca: FCCÓrgão: SEFAZ-SPProva: Agente Fiscal de Rendas - Tecnologia da Informação </text:p>
      <text:p text:style-name="P2">Resolvi certo </text:p>
      <text:p text:style-name="P2">Os valores das propriedades de um objeto em um determinado instante, que podem mudar ao longo do tempo, representam </text:p>
      <text:p text:style-name="P2"><text:s text:c="2"/>a) a instância de uma classe. </text:p>
      <text:p text:style-name="P2"><text:s text:c="2"/>b) a identidade de um objeto. </text:p>
      <text:p text:style-name="P2"><text:s text:c="2"/><text:span text:style-name="T10">c) </text:span>o estado de um objeto. </text:p>
      <text:p text:style-name="P2"><text:s text:c="2"/>d) o comportamento de um objeto. </text:p>
      <text:p text:style-name="P2"><text:s text:c="2"/>e) as operações de uma classe. </text:p>
      <text:p text:style-name="P2">Parabéns! Você acertou!</text:p>
      <text:p text:style-name="P2"/>
      <text:p text:style-name="P2">7 - Ano: 2013Banca: FCCÓrgão: AL-RNProva: Analista Legislativo - Analista de Sistemas </text:p>
      <text:p text:style-name="P2">Resolvi certo </text:p>
      <text:p text:style-name="P2">Um dos conceitos básicos de orientação a objetos é o fato de um objeto, ao tentar acessar as propriedades de outro objeto, deve sempre fazê-lo por uso de métodos do objeto ao qual se deseja atribuir ou requisitar uma informação, mantendo ambos os objetos isolados. A essa propriedade da orientação a objetos se dá o nome de </text:p>
      <text:p text:style-name="P2"><text:s text:c="2"/>a) herança. </text:p>
      <text:p text:style-name="P2"><text:s text:c="2"/>b) abstração. </text:p>
      <text:p text:style-name="P2"><text:s text:c="2"/>c) polimorfismo. </text:p>
      <text:p text:style-name="P2"><text:s text:c="2"/>d) mensagem. </text:p>
      <text:p text:style-name="P2"><text:s text:c="2"/><text:span text:style-name="T10">e)</text:span> encapsulamento. </text:p>
      <text:p text:style-name="P2">Parabéns! Você acertou!Responder </text:p>
      <text:p text:style-name="P2">Indicar para comentário </text:p>
      <text:p text:style-name="P2"/>
      <text:p text:style-name="P2">8 - Ano: 2010Banca: FCCÓrgão: DPE-SPProva: Agente de Defensoria - Programador </text:p>
      <text:p text:style-name="P2">Resolvi certo </text:p>
      <text:p text:style-name="P2"><text:soft-page-break/>A cidade de São Paulo, que possuía uma população de 10.000.000 de habitantes, teve um aumento de mais 2.000.000 de novos habitantes. </text:p>
      <text:p text:style-name="P2"/>
      <text:p text:style-name="P2">Na associação da frase acima aos conceitos da modelagem orientada a objeto, é correto afirmar que São Paulo, população e aumento, referem-se, respectivamente, a </text:p>
      <text:p text:style-name="P2"><text:s text:c="2"/>a) classe, objeto, instância de classe. </text:p>
      <text:p text:style-name="P2"><text:s text:c="2"/><text:span text:style-name="T10">b) objeto, atributo, implementação por um método do objeto. </text:span></text:p>
      <text:p text:style-name="P2"><text:span text:style-name="T10"><text:s text:c="2"/></text:span>c) classe, objeto, atributo. </text:p>
      <text:p text:style-name="P2"><text:s text:c="2"/>d) objeto, instância, operação. </text:p>
      <text:p text:style-name="P2"><text:s text:c="2"/>e) classe, objeto, associação pelo método de agregação.</text:p>
      <text:p text:style-name="P2">[você acertou ]</text:p>
      <text:p text:style-name="P2"/>
      <text:p text:style-name="P2">9 - no: 2011Banca: FCCÓrgão: TRE-APProva: Analista Judiciário - Análise de Sistemas </text:p>
      <text:p text:style-name="P2">Resolvi certo </text:p>
      <text:p text:style-name="P2">Analise as seguintes definições: </text:p>
      <text:p text:style-name="P2"/>
      <text:p text:style-name="P2">I. Objeto que existe depois que o processo ou o thread que o criou deixa de existir. </text:p>
      <text:p text:style-name="P2">II. Mecanismo pelo qual elementos mais específicos incorporam a estrutura e o comportamento de elementos mais gerais. </text:p>
      <text:p text:style-name="P2">III. Lista de valores nomeados, utilizada como faixa de um determinado tipo de atributo. </text:p>
      <text:p text:style-name="P2"/>
      <text:p text:style-name="P2">Correspondem, respectivamente, às definições I, II e III: </text:p>
      <text:p text:style-name="P2"><text:s text:c="2"/>a) objeto transiente, método e cardinalidade. </text:p>
      <text:p text:style-name="P2"><text:s text:c="2"/>b) objeto ativo, polimorfismo e multiplicidade. </text:p>
      <text:p text:style-name="P2"><text:s text:c="2"/>c) objeto transiente, polimorfismo e multiplicidade. </text:p>
      <text:p text:style-name="P2"><text:s text:c="2"/><text:span text:style-name="T10">d)</text:span> objeto persistente, herança e enumeração. </text:p>
      <text:p text:style-name="P2"><text:s text:c="2"/>e) objeto ativo, mensagem e enumeração. </text:p>
      <text:p text:style-name="P2">Parabéns! Você acertou!</text:p>
      <text:p text:style-name="P2"/>
      <text:p text:style-name="P3">10 - <text:span text:style-name="T6">no: 2009Banca: FCCÓrgão: PGE-RJProva: Técnico Superior de Análise de Sistemas e Métodos </text:span></text:p>
      <text:p text:style-name="P6">Resolvi certo </text:p>
      <text:p text:style-name="P6">Sobre orientação a objetos, considere: </text:p>
      <text:p text:style-name="P6"/>
      <text:p text:style-name="P6">I. Os valores dos atributos são definidos no nível de classe. </text:p>
      <text:p text:style-name="P6"/>
      <text:p text:style-name="P6">II. Os métodos são definidos no nível de objeto. </text:p>
      <text:p text:style-name="P6"/>
      <text:p text:style-name="P6">III. A invocação de uma operação é definida no nível de objeto. </text:p>
      <text:p text:style-name="P6"/>
      <text:p text:style-name="P6">Está correto o que se afirma em </text:p>
      <text:p text:style-name="P6"><text:s text:c="2"/>a) II e III, apenas. </text:p>
      <text:p text:style-name="P6"><text:s text:c="2"/>b) I, II e III. </text:p>
      <text:p text:style-name="P4"><text:span text:style-name="T5"><text:s text:c="2"/></text:span><text:span text:style-name="T7">c) III, apenas.</text:span><text:span text:style-name="T5"> </text:span></text:p>
      <text:p text:style-name="P6"><text:s text:c="2"/>d) I e II, apenas. </text:p>
      <text:p text:style-name="P6"><text:s text:c="2"/>e) I e III, apenas.</text:p>
      <text:p text:style-name="P6"/>
      <text:p text:style-name="P6"/>
      <text:p text:style-name="Standard"/>
      <text:p text:style-name="P8">sobrecarga de método</text:p>
      <text:p text:style-name="P7">Java permite que você defi ne vários métodos em uma classe com o mesmo nome, contanto que cada método tem um</text:p>
      <text:p text:style-name="P7"><text:soft-page-break/>conjunto único de parâmetros. Defi ning dois ou mais métodos com o mesmo nome em uma classe é chamado de método</text:p>
      <text:p text:style-name="P7">sobrecarga.</text:p>
      <text:p text:style-name="P7">O nome de um método em conjunto com os tipos e os parâmetros da sequência de formar a assinatura</text:p>
      <text:p text:style-name="P7">O método; a assinatura de cada método em uma classe devem ser distintos para permitir que o compilador para determinar</text:p>
      <text:p text:style-name="P7">exatamente qual o método que você está chamando em qualquer ponto particular. O tipo de retorno não tem efeito sobre a assinatura</text:p>
      <text:p text:style-name="P7">de um método. Você não pode diferenciar entre dois métodos apenas pelo tipo de retorno. Isto é porque o</text:p>
      <text:p text:style-name="P7">tipo de retorno não é necessariamente evidente quando você chamar um método. Por exemplo, suponha que você escrever uma declaração</text:p>
      <text:p text:style-name="P7"/>
      <text:p text:style-name="P7"/>
      <text:p text:style-name="P9">vários construtores</text:p>
      <text:p text:style-name="P10">Construtores são métodos que podem ser sobrecarregados, assim como qualquer outro método em uma classe. Na maioria das situações, você deseja gerar objetos de uma classe de diferentes conjuntos de dados defi inicial ning. Se você considerar apenas</text:p>
      <text:p text:style-name="P10">a classe Sphere, você poderia conceber uma necessidade de defi ne um objeto Esfera em uma variedade de maneiras. você pode</text:p>
      <text:p text:style-name="P10">bem querer um construtor que aceite apenas o (x, y, z) coordenadas de um ponto, e tem um objeto Sphere</text:p>
      <text:p text:style-name="P10">criado com um raio padrão de 1,0. Outra possibilidade é que você pode querer criar um padrão Sphere</text:p>
      <text:p text:style-name="P10">com um raio de 1,0 posicionado na origem, de modo que não há argumentos seria ed específi em tudo. Isto requer dois</text:p>
      <text:p text:style-name="P10">construtores, além do que você já tenha escrito. Vamos tentar.</text:p>
      <text:p text:style-name="P6"/>
      <text:p text:style-name="P6"/>
      <text:p text:style-name="P56">Duplicação de objetos usando um construtor</text:p>
      <text:p text:style-name="P55">Quando você estava olhando como os objetos foram passados ​​para um método, você veio através de um requisito para</text:p>
      <text:p text:style-name="P55">duplicação de um objeto. A necessidade de produzir uma cópia idêntica de um objeto ocorre com uma freqüência surpreendente.</text:p>
      <text:p text:style-name="P55">Suponha que você declarar um objeto Sphere com a seguinte declaração:</text:p>
      <text:p text:style-name="P55">Sphere EIGHTBALL = new Sphere (10.0, 10.0, 0.0);</text:p>
      <text:p text:style-name="P55">Mais tarde, em seu programa que pretende criar um novo objeto Newball, que é idêntico aos EIGHTBALL objeto.</text:p>
      <text:p text:style-name="P55">Se você escrever</text:p>
      <text:p text:style-name="P55">Sphere Newball = EIGHTBALL;</text:p>
      <text:p text:style-name="P55">Isso compila bem, mas não vai fazer o que quiser. Você deve se lembrar da minha discussão anterior de que o</text:p>
      <text:p text:style-name="P55">Newball variável referencia o mesmo objeto como EIGHTBALL. Você não tem um objeto distinto. A variável</text:p>
      <text:p text:style-name="P55">Newball, do tipo Esfera, é criado, mas nenhum construtor é chamado, de forma que nenhum novo objeto é criado.</text:p>
      <text:p text:style-name="P55">Claro, você poderia criar Newball especificando os mesmos argumentos para o construtor como você costumava</text:p>
      <text:p text:style-name="P55">para criar EIGHTBALL. Em geral, no entanto, pode ser que EIGHTBALL foi-se modificado de alguma maneira</text:p>
      <text:p text:style-name="P7"/>
      <text:p text:style-name="P55"><text:soft-page-break/>durante a execução do programa, para que você não sabe que suas variáveis ​​de instância têm os mesmos valores - para</text:p>
      <text:p text:style-name="P55">exemplo, a posição poderia ter mudado. Isso pressupõe que você tem alguns outros métodos de classe que</text:p>
      <text:p text:style-name="P55">alterar as variáveis ​​de instância. Você poderia fornecer a capacidade para duplicar um objeto existente, adicionando um</text:p>
      <text:p text:style-name="P55">construtor para a classe que aceita um objeto Sphere existente como um argumento:</text:p>
      <text:p text:style-name="P55">// Cria uma esfera de um objeto existente</text:p>
      <text:p text:style-name="P55">Sphere (Esfera última oldSphere) {</text:p>
      <text:p text:style-name="P55">Raio = oldSphere.radius;</text:p>
      <text:p text:style-name="P55">xCenter = oldSphere.xCenter;</text:p>
      <text:p text:style-name="P55">yCenter = oldSphere.yCenter;</text:p>
      <text:p text:style-name="P55">zCenter = oldSphere.yCenter;</text:p>
      <text:p text:style-name="P55">++ Contar;</text:p>
      <text:p text:style-name="P55">}</text:p>
      <text:p text:style-name="P55">// Incrementa a contagem de objeto</text:p>
      <text:p text:style-name="P55">Isso funciona, copiando os valores das variáveis ​​de instância do objeto Sphere que é passado como o</text:p>
      <text:p text:style-name="P55">argumento para as variáveis ​​de instância correspondentes do novo objeto. Assim, o novo objeto que esta</text:p>
      <text:p text:style-name="P55">construtor cria é idêntico ao objeto Sphere que é passado como argumento.</text:p>
      <text:p text:style-name="P55">Agora você pode criar Newball como um objeto distinto por escrito:</text:p>
      <text:p text:style-name="P55">Sphere Newball = new Sphere (EIGHTBALL);</text:p>
      <text:p text:style-name="P55">// Cria uma cópia do EIGHTBALL</text:p>
      <text:p text:style-name="P55">A próxima seção repescagens o que você aprendeu sobre métodos e construtores com outro exemplo.</text:p>
      <text:p text:style-name="P54"/>
      <text:p text:style-name="P56">Usando objetos</text:p>
      <text:p text:style-name="P55">Você vai criar um programa para fazer alguma geometria 2D simples. Isto dá-lhe uma oportunidade de usar mais do que</text:p>
      <text:p text:style-name="P55">uma classe. Você vai defi ne duas classes, uma classe que representa objetos de ponto e uma classe que representa linha</text:p>
      <text:p text:style-name="P55">objetos; então você vai usá-los para fi nd o ponto em que duas linhas se cruzam. Você pode colocar o fi les para o</text:p>
      <text:p text:style-name="P55">exemplo, em um diretório ou pasta com o nome Tente Geometria. Muito poucas linhas de código estão envolvidos, para que</text:p>
      <text:p text:style-name="P55">vai colocá-lo em conjunto parcelar e obter uma compreensão de como cada peça funciona como você vai.</text:p>
      <text:p text:style-name="P55"/>
      <text:p text:style-name="P57">Point.java</text:p>
      <text:p text:style-name="P57"/>
      <text:p text:style-name="P57">Você deve guardar este como Point.java no diretório Tente Geometria.</text:p>
      <text:p text:style-name="P57">Como Funciona</text:p>
      <text:p text:style-name="P57"/>
      <text:p text:style-name="P57">Três métodos estão incluídos na classe.</text:p>
      <text:p text:style-name="P57">Você tem o método move (), que se move</text:p>
      <text:p text:style-name="P57">Um ponto a outra posição adicionando um incremento</text:p>
      <text:p text:style-name="P57">para cada uma das coordenadas. Você também tem a</text:p>
      <text:p text:style-name="P57">método da distância (), que calcula a distância</text:p>
      <text:p text:style-name="P57">do objeto Point atual para o objeto Point</text:p>
      <text:p text:style-name="P57">passado como o argumento. Este utiliza o Pitágoras</text:p>
      <text:p text:style-name="P57">teorema para calcular a distância, como se mostra</text:p>
      <text:p text:style-name="P57"><text:soft-page-break/>na Figura 5-7.</text:p>
      <text:p text:style-name="P57">X 2</text:p>
      <text:p text:style-name="P57">Esta é uma classe simples que tem apenas dois instância</text:p>
      <text:p text:style-name="P57">variáveis, x e y, que são as coordenadas de</text:p>
      <text:p text:style-name="P57">o objeto Point. No momento em que você tem dois</text:p>
      <text:p text:style-name="P57">construtores. Um cria um objeto Point de um</text:p>
      <text:p text:style-name="P57">par de coordenadas passadas como argumentos do tipo double,</text:p>
      <text:p text:style-name="P57">e a outra cria um novo objecto a partir de um ponto</text:p>
      <text:p text:style-name="P57">já existente.</text:p>
      <text:p text:style-name="P57">X-Axis</text:p>
      <text:p text:style-name="P57">FIGURA 5-7</text:p>
      <text:p text:style-name="P57">Finalmente, você tem um método toString (), que retorna uma representação de seqüência as coordenadas do atual</text:p>
      <text:p text:style-name="P57">ponto. Se uma classe defi ne o método toString () e um objeto dessa classe é usada como um operando da string</text:p>
      <text:p text:style-name="P57">concatenação operador +, o método é chamado para representar o objeto como uma string. O compilador automaticamente</text:p>
      <text:p text:style-name="P57">insere uma chamada para toString () quando necessário. Por exemplo, suponha thePoint é um objeto do tipo Point, e</text:p>
      <text:p text:style-name="P57">você escrever a instrução:</text:p>
      <text:p text:style-name="P57">System.out.println ("O ponto é em" + thePoint);</text:p>
      <text:p text:style-name="P57">O método toString () é chamado automaticamente para converter o objeto referenciado pela variável para thePoint</text:p>
      <text:p text:style-name="P57">um String, ea cadeia resultante é acrescentado à cadeia literal. Você tem ed específi o método toString ()</text:p>
      <text:p text:style-name="P57">como públicos, pois isso é essencial aqui para a classe para compilar. Vou adiar explicações de por que isso é necessário</text:p>
      <text:p text:style-name="P57">até um pouco mais tarde neste capítulo.</text:p>
      <text:p text:style-name="P57">Observe como você usa o método toString () estático defi nida na classe duplo para converter o valor x para um String.</text:p>
      <text:p text:style-name="P57">O compilador insere uma chamada para o mesmo método para automaticamente o valor de y, como operando à esquerda do +</text:p>
      <text:p text:style-name="P57">operação é um objeto String. Note que você poderia muito bem ter usado o método valueOf () na cadeia</text:p>
      <text:p text:style-name="P57">classe. Neste caso, a declaração seria escrito como este:</text:p>
      <text:p text:style-name="P57">retornar String.valueOf (x) + "," + y;</text:p>
      <text:p text:style-name="P57">// Como "x, 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 svg:font-family="Tahoma, Geneva,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13:07:20.913217255</meta:creation-date>
    <dc:date>2015-06-25T17:27:38.241470250</dc:date>
    <meta:editing-duration>PT4H45M24S</meta:editing-duration>
    <meta:editing-cycles>20</meta:editing-cycles>
    <meta:generator>LibreOffice/4.2.7.2$Linux_X86_64 LibreOffice_project/420m0$Build-2</meta:generator>
    <meta:document-statistic meta:table-count="0" meta:image-count="0" meta:object-count="0" meta:page-count="23" meta:paragraph-count="707" meta:word-count="9905" meta:character-count="59899" meta:non-whitespace-character-count="50176"/>
  </office:meta>
</office:document-meta>
</file>